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013e1ba"/>
    </style:style>
    <style:style style:name="P2" style:family="paragraph" style:parent-style-name="Standard">
      <style:paragraph-properties fo:text-align="justify" style:justify-single-word="false"/>
      <style:text-properties officeooo:paragraph-rsid="0014a777"/>
    </style:style>
    <style:style style:name="P3" style:family="paragraph" style:parent-style-name="Standard">
      <style:paragraph-properties fo:text-align="justify" style:justify-single-word="false"/>
      <style:text-properties officeooo:paragraph-rsid="0016668e"/>
    </style:style>
    <style:style style:name="P4" style:family="paragraph" style:parent-style-name="Standard">
      <style:paragraph-properties fo:text-align="justify" style:justify-single-word="false"/>
      <style:text-properties officeooo:paragraph-rsid="0016fd45"/>
    </style:style>
    <style:style style:name="P5" style:family="paragraph" style:parent-style-name="Standard">
      <style:paragraph-properties fo:text-align="justify" style:justify-single-word="false"/>
      <style:text-properties officeooo:paragraph-rsid="0017014e"/>
    </style:style>
    <style:style style:name="P6" style:family="paragraph" style:parent-style-name="Standard">
      <style:paragraph-properties fo:text-align="justify" style:justify-single-word="false"/>
      <style:text-properties officeooo:paragraph-rsid="001839c8"/>
    </style:style>
    <style:style style:name="P7" style:family="paragraph" style:parent-style-name="Standard">
      <style:paragraph-properties fo:text-align="justify" style:justify-single-word="false"/>
      <style:text-properties officeooo:paragraph-rsid="001947fc"/>
    </style:style>
    <style:style style:name="T1" style:family="text">
      <style:text-properties fo:color="#000000" loext:opacity="100%" style:font-name="Fedorovsk Unicode1" fo:font-size="18pt" style:font-name-asian="Fedorovsk" style:font-size-asian="18pt" style:font-name-complex="Fedorovsk" style:font-size-complex="18pt"/>
    </style:style>
    <style:style style:name="T2" style:family="text">
      <style:text-properties fo:color="#ff0000" loext:opacity="100%" style:font-name="Fedorovsk Unicode1" fo:font-size="18pt" style:font-name-asian="Fedorovsk" style:font-size-asian="18pt" style:font-name-complex="Fedorovsk" style:font-size-complex="18pt"/>
    </style:style>
    <style:style style:name="T3" style:family="text">
      <style:text-properties fo:color="#ff0000" loext:opacity="100%" style:font-name="Fedorovsk Unicode1" fo:font-size="18pt" style:font-name-asian="Fedorovsk Unicode1" style:font-size-asian="18pt" style:font-name-complex="Fedorovsk Unicode1" style:font-size-complex="18pt"/>
    </style:style>
    <style:style style:name="T4" style:family="text">
      <style:text-properties fo:color="#ff0000" loext:opacity="100%" style:font-name="Fedorovsk Unicode1" fo:font-size="18pt" fo:language="ru" fo:country="RU" officeooo:rsid="0013e1ba" style:font-name-asian="Fedorovsk" style:font-size-asian="18pt" style:font-name-complex="Fedorovsk" style:font-size-complex="18pt"/>
    </style:style>
    <style:style style:name="T5" style:family="text">
      <style:text-properties fo:color="#ff0000" loext:opacity="100%" style:font-name="Fedorovsk Unicode" fo:font-size="18pt" fo:language="ru" fo:country="RU" officeooo:rsid="0013e1ba" style:font-name-asian="Fedorovsk" style:font-size-asian="18pt" style:font-name-complex="Fedorovsk" style:font-size-complex="18pt"/>
    </style:style>
    <style:style style:name="T6" style:family="text">
      <style:text-properties fo:color="#ff0000" loext:opacity="100%" style:font-name="Fedorovsk Unicode" fo:font-size="18pt" fo:language="ru" fo:country="RU" officeooo:rsid="0013e1ba" style:font-name-asian="Fedorovsk Unicode" style:font-size-asian="18pt" style:font-name-complex="Fedorovsk Unicode" style:font-size-complex="18pt"/>
    </style:style>
    <style:style style:name="T7" style:family="text">
      <style:text-properties fo:color="#00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8" style:family="text">
      <style:text-properties fo:color="#000000" loext:opacity="100%" style:font-name="Fedorovsk Unicode" fo:font-size="18pt" fo:language="ru" fo:country="RU" officeooo:rsid="0013e1ba" style:font-name-asian="Fedorovsk" style:font-size-asian="18pt" style:font-name-complex="Fedorovsk" style:font-size-complex="18pt"/>
    </style:style>
    <style:style style:name="T9" style:family="text">
      <style:text-properties fo:color="#000000" loext:opacity="100%" style:font-name="Fedorovsk Unicode" fo:font-size="18pt" fo:language="ru" fo:country="RU" officeooo:rsid="0013e1ba" style:font-name-asian="Fedorovsk Unicode" style:font-size-asian="18pt" style:font-name-complex="Fedorovsk Unicode" style:font-size-complex="18pt"/>
    </style:style>
    <style:style style:name="T10" style:family="text">
      <style:text-properties fo:color="#000000" loext:opacity="100%" style:font-name="Fedorovsk Unicode1" fo:font-size="18pt" fo:language="ru" fo:country="RU" officeooo:rsid="0013e1ba" style:font-name-asian="Fedorovsk" style:font-size-asian="18pt" style:font-name-complex="Fedorovsk" style:font-size-complex="18pt"/>
    </style:style>
    <style:style style:name="T11" style:family="text">
      <style:text-properties fo:color="#000000" loext:opacity="100%" style:font-name="Fedorovsk Unicode1" fo:font-size="18pt" style:font-name-asian="Fedorovsk Unicode1" style:font-size-asian="18pt" style:font-name-complex="Fedorovsk Unicode1" style:font-size-complex="18pt"/>
    </style:style>
    <style:style style:name="T12" style:family="text">
      <style:text-properties fo:color="#000000" loext:opacity="100%" style:font-name="Fedorovsk Unicode" fo:font-size="18pt" officeooo:rsid="0013e1ba" style:font-name-asian="Fedorovsk Unicode" style:font-size-asian="18pt" style:font-name-complex="Fedorovsk Unicode" style:font-size-complex="18pt"/>
    </style:style>
    <style:style style:name="T13" style:family="text">
      <style:text-properties fo:color="#000000" loext:opacity="100%" style:font-name="Fedorovsk Unicode" fo:font-size="18pt" officeooo:rsid="0013e1ba" style:font-name-asian="Fedorovsk" style:font-size-asian="18pt" style:font-name-complex="Fedorovsk" style:font-size-complex="18pt"/>
    </style:style>
    <style:style style:name="T14" style:family="text">
      <style:text-properties fo:color="#ff0000" loext:opacity="100%" style:font-name="Fedorovsk Unicode1" fo:font-size="18pt" officeooo:rsid="0016668e" style:font-name-asian="Fedorovsk" style:font-size-asian="18pt" style:font-name-complex="Fedorovsk" style:font-size-complex="18pt"/>
    </style:style>
    <style:style style:name="T15" style:family="text">
      <style:text-properties fo:color="#000000" loext:opacity="100%" style:font-name="Fedorovsk Unicode1" fo:font-size="18pt" fo:language="ru" fo:country="RU" officeooo:rsid="0014a777" style:font-name-asian="Fedorovsk" style:font-size-asian="18pt" style:font-name-complex="Fedorovsk" style:font-size-complex="18pt"/>
    </style:style>
    <style:style style:name="T16" style:family="text">
      <style:text-properties fo:color="#000000" loext:opacity="100%" style:font-name="Fedorovsk Unicode" fo:font-size="18pt" fo:language="ru" fo:country="RU" officeooo:rsid="0014a777" style:font-name-asian="Fedorovsk" style:font-size-asian="18pt" style:font-name-complex="Fedorovsk" style:font-size-complex="18pt"/>
    </style:style>
    <style:style style:name="T17" style:family="text">
      <style:text-properties fo:color="#000000" loext:opacity="100%" style:font-name="Fedorovsk Unicode" fo:font-size="18pt" fo:language="ru" fo:country="RU" officeooo:rsid="0014a777" style:font-name-asian="Fedorovsk Unicode" style:font-size-asian="18pt" style:font-name-complex="Fedorovsk Unicode" style:font-size-complex="18pt"/>
    </style:style>
    <style:style style:name="T18" style:family="text">
      <style:text-properties fo:color="#000000" loext:opacity="100%" style:font-name="Fedorovsk Unicode" fo:font-size="18pt" fo:language="ru" fo:country="RU" officeooo:rsid="0016668e" style:font-name-asian="Fedorovsk Unicode" style:font-size-asian="18pt" style:font-name-complex="Fedorovsk Unicode" style:font-size-complex="18pt"/>
    </style:style>
    <style:style style:name="T19" style:family="text">
      <style:text-properties fo:color="#000000" loext:opacity="100%" style:font-name="Fedorovsk Unicode1" fo:font-size="18pt" fo:language="ru" fo:country="RU" officeooo:rsid="0016668e" style:font-name-asian="Fedorovsk" style:font-size-asian="18pt" style:font-name-complex="Fedorovsk" style:font-size-complex="18pt"/>
    </style:style>
    <style:style style:name="T20" style:family="text">
      <style:text-properties fo:color="#000000" loext:opacity="100%" style:font-name="Fedorovsk Unicode" fo:font-size="18pt" officeooo:rsid="0016668e" style:font-name-asian="Fedorovsk Unicode" style:font-size-asian="18pt" style:font-name-complex="Fedorovsk Unicode" style:font-size-complex="18pt"/>
    </style:style>
    <style:style style:name="T21" style:family="text">
      <style:text-properties fo:color="#000000" loext:opacity="100%" style:font-name="Fedorovsk Unicode" fo:font-size="18pt" fo:language="ru" fo:country="RU" officeooo:rsid="0016668e" style:font-name-asian="Fedorovsk" style:font-size-asian="18pt" style:font-name-complex="Fedorovsk" style:font-size-complex="18pt"/>
    </style:style>
    <style:style style:name="T22" style:family="text">
      <style:text-properties fo:color="#000000" loext:opacity="100%" style:font-name="Fedorovsk Unicode" fo:font-size="18pt" officeooo:rsid="0016668e" style:font-name-asian="Fedorovsk" style:font-size-asian="18pt" style:font-name-complex="Fedorovsk" style:font-size-complex="18pt"/>
    </style:style>
    <style:style style:name="T23" style:family="text">
      <style:text-properties fo:color="#ff0000" loext:opacity="100%" style:font-name="Fedorovsk Unicode" fo:font-size="18pt" fo:language="ru" fo:country="RU" officeooo:rsid="0016668e" style:font-name-asian="Fedorovsk" style:font-size-asian="18pt" style:font-name-complex="Fedorovsk" style:font-size-complex="18pt"/>
    </style:style>
    <style:style style:name="T24" style:family="text">
      <style:text-properties fo:color="#000000" loext:opacity="100%" style:font-name="Fedorovsk Unicode1" fo:font-size="18pt" fo:language="ru" fo:country="RU" officeooo:rsid="0016fd45" style:font-name-asian="Fedorovsk" style:font-size-asian="18pt" style:font-name-complex="Fedorovsk" style:font-size-complex="18pt"/>
    </style:style>
    <style:style style:name="T25" style:family="text">
      <style:text-properties fo:color="#000000" loext:opacity="100%" style:font-name="Fedorovsk Unicode" fo:font-size="18pt" fo:language="ru" fo:country="RU" officeooo:rsid="0016fd45" style:font-name-asian="Fedorovsk" style:font-size-asian="18pt" style:font-name-complex="Fedorovsk" style:font-size-complex="18pt"/>
    </style:style>
    <style:style style:name="T26" style:family="text">
      <style:text-properties fo:color="#000000" loext:opacity="100%" style:font-name="Fedorovsk Unicode" fo:font-size="18pt" fo:language="ru" fo:country="RU" officeooo:rsid="0016fd45" style:font-name-asian="Fedorovsk Unicode" style:font-size-asian="18pt" style:font-name-complex="Fedorovsk Unicode" style:font-size-complex="18pt"/>
    </style:style>
    <style:style style:name="T27" style:family="text">
      <style:text-properties fo:color="#000000" loext:opacity="100%" style:font-name="Fedorovsk Unicode" fo:font-size="18pt" officeooo:rsid="0016fd45" style:font-name-asian="Fedorovsk" style:font-size-asian="18pt" style:font-name-complex="Fedorovsk" style:font-size-complex="18pt"/>
    </style:style>
    <style:style style:name="T28" style:family="text">
      <style:text-properties fo:color="#ff0000" loext:opacity="100%" style:font-name="Fedorovsk Unicode1" fo:font-size="18pt" officeooo:rsid="0016fd45" style:font-name-asian="Fedorovsk" style:font-size-asian="18pt" style:font-name-complex="Fedorovsk" style:font-size-complex="18pt"/>
    </style:style>
    <style:style style:name="T29" style:family="text">
      <style:text-properties fo:color="#ff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30" style:family="text">
      <style:text-properties fo:color="#000000" loext:opacity="100%" style:font-name="Fedorovsk Unicode" fo:font-size="18pt" officeooo:rsid="0016fd45" style:font-name-asian="Fedorovsk Unicode" style:font-size-asian="18pt" style:font-name-complex="Fedorovsk Unicode" style:font-size-complex="18pt"/>
    </style:style>
    <style:style style:name="T31" style:family="text">
      <style:text-properties fo:color="#000000" loext:opacity="100%" style:font-name="Fedorovsk Unicode1" fo:font-size="18pt" officeooo:rsid="0016fd45" style:font-name-asian="Fedorovsk" style:font-size-asian="18pt" style:font-name-complex="Fedorovsk" style:font-size-complex="18pt"/>
    </style:style>
    <style:style style:name="T32" style:family="text">
      <style:text-properties fo:color="#000000" loext:opacity="100%" style:font-name="Fedorovsk Unicode1" fo:font-size="18pt" fo:language="ru" fo:country="RU" officeooo:rsid="0017014e" style:font-name-asian="Fedorovsk" style:font-size-asian="18pt" style:font-name-complex="Fedorovsk" style:font-size-complex="18pt"/>
    </style:style>
    <style:style style:name="T33" style:family="text">
      <style:text-properties fo:color="#000000" loext:opacity="100%" style:font-name="Fedorovsk Unicode" fo:font-size="18pt" fo:language="ru" fo:country="RU" officeooo:rsid="0017014e" style:font-name-asian="Fedorovsk" style:font-size-asian="18pt" style:font-name-complex="Fedorovsk" style:font-size-complex="18pt"/>
    </style:style>
    <style:style style:name="T34" style:family="text">
      <style:text-properties fo:color="#000000" loext:opacity="100%" style:font-name="Fedorovsk Unicode" fo:font-size="18pt" fo:language="ru" fo:country="RU" officeooo:rsid="0017014e" style:font-name-asian="Fedorovsk Unicode" style:font-size-asian="18pt" style:font-name-complex="Fedorovsk Unicode" style:font-size-complex="18pt"/>
    </style:style>
    <style:style style:name="T35" style:family="text">
      <style:text-properties fo:color="#000000" loext:opacity="100%" style:font-name="Fedorovsk Unicode" fo:font-size="18pt" officeooo:rsid="0017014e" style:font-name-asian="Fedorovsk" style:font-size-asian="18pt" style:font-name-complex="Fedorovsk" style:font-size-complex="18pt"/>
    </style:style>
    <style:style style:name="T36" style:family="text">
      <style:text-properties fo:color="#000000" loext:opacity="100%" style:font-name="Fedorovsk Unicode" fo:font-size="18pt" officeooo:rsid="0017014e" style:font-name-asian="Fedorovsk Unicode" style:font-size-asian="18pt" style:font-name-complex="Fedorovsk Unicode" style:font-size-complex="18pt"/>
    </style:style>
    <style:style style:name="T37" style:family="text">
      <style:text-properties fo:color="#ff0000" loext:opacity="100%" style:font-name="Fedorovsk Unicode1" fo:font-size="18pt" officeooo:rsid="0017014e" style:font-name-asian="Fedorovsk" style:font-size-asian="18pt" style:font-name-complex="Fedorovsk" style:font-size-complex="18pt"/>
    </style:style>
    <style:style style:name="T38" style:family="text">
      <style:text-properties fo:color="#ff0000" loext:opacity="100%" style:font-name="Fedorovsk Unicode" fo:font-size="18pt" fo:language="ru" fo:country="RU" officeooo:rsid="0017014e" style:font-name-asian="Fedorovsk Unicode" style:font-size-asian="18pt" style:font-name-complex="Fedorovsk Unicode" style:font-size-complex="18pt"/>
    </style:style>
    <style:style style:name="T39" style:family="text">
      <style:text-properties fo:color="#000000" loext:opacity="100%" style:font-name="Fedorovsk Unicode" fo:font-size="18pt" officeooo:rsid="001839c8" style:font-name-asian="Fedorovsk Unicode" style:font-size-asian="18pt" style:font-name-complex="Fedorovsk Unicode" style:font-size-complex="18pt"/>
    </style:style>
    <style:style style:name="T40" style:family="text">
      <style:text-properties fo:color="#000000" loext:opacity="100%" style:font-name="Fedorovsk Unicode1" fo:font-size="18pt" fo:language="ru" fo:country="RU" officeooo:rsid="001839c8" style:font-name-asian="Fedorovsk" style:font-size-asian="18pt" style:font-name-complex="Fedorovsk" style:font-size-complex="18pt"/>
    </style:style>
    <style:style style:name="T41" style:family="text">
      <style:text-properties fo:color="#000000" loext:opacity="100%" style:font-name="Fedorovsk Unicode" fo:font-size="18pt" officeooo:rsid="001839c8" style:font-name-asian="Fedorovsk" style:font-size-asian="18pt" style:font-name-complex="Fedorovsk" style:font-size-complex="18pt"/>
    </style:style>
    <style:style style:name="T42" style:family="text">
      <style:text-properties fo:color="#000000" loext:opacity="100%" style:font-name="Fedorovsk Unicode" fo:font-size="18pt" fo:language="ru" fo:country="RU" officeooo:rsid="001839c8" style:font-name-asian="Fedorovsk Unicode" style:font-size-asian="18pt" style:font-name-complex="Fedorovsk Unicode" style:font-size-complex="18pt"/>
    </style:style>
    <style:style style:name="T43" style:family="text">
      <style:text-properties fo:color="#000000" loext:opacity="100%" style:font-name="Fedorovsk Unicode" fo:font-size="18pt" fo:language="ru" fo:country="RU" officeooo:rsid="001839c8" style:font-name-asian="Fedorovsk" style:font-size-asian="18pt" style:font-name-complex="Fedorovsk" style:font-size-complex="18pt"/>
    </style:style>
    <style:style style:name="T44" style:family="text">
      <style:text-properties fo:color="#ff0000" loext:opacity="100%" style:font-name="Fedorovsk Unicode" fo:font-size="18pt" fo:language="ru" fo:country="RU" officeooo:rsid="001839c8" style:font-name-asian="Fedorovsk Unicode" style:font-size-asian="18pt" style:font-name-complex="Fedorovsk Unicode" style:font-size-complex="18pt"/>
    </style:style>
    <style:style style:name="T45" style:family="text">
      <style:text-properties fo:color="#ff0000" loext:opacity="100%" style:font-name="Fedorovsk Unicode1" fo:font-size="18pt" fo:language="ru" fo:country="RU" officeooo:rsid="001839c8" style:font-name-asian="Fedorovsk" style:font-size-asian="18pt" style:font-name-complex="Fedorovsk" style:font-size-complex="18pt"/>
    </style:style>
    <style:style style:name="T46" style:family="text">
      <style:text-properties fo:color="#ff0000" loext:opacity="100%" style:font-name="Fedorovsk Unicode" fo:font-size="18pt" fo:language="ru" fo:country="RU" officeooo:rsid="001839c8" style:font-name-asian="Fedorovsk" style:font-size-asian="18pt" style:font-name-complex="Fedorovsk" style:font-size-complex="18pt"/>
    </style:style>
    <style:style style:name="T47" style:family="text">
      <style:text-properties fo:color="#000000" loext:opacity="100%" style:font-name="Fedorovsk Unicode1" fo:font-size="18pt" fo:language="ru" fo:country="RU" officeooo:rsid="001947fc" style:font-name-asian="Fedorovsk" style:font-size-asian="18pt" style:font-name-complex="Fedorovsk" style:font-size-complex="18pt"/>
    </style:style>
    <style:style style:name="T48" style:family="text">
      <style:text-properties fo:color="#000000" loext:opacity="100%" style:font-name="Fedorovsk Unicode" fo:font-size="18pt" fo:language="ru" fo:country="RU" officeooo:rsid="001947fc" style:font-name-asian="Fedorovsk" style:font-size-asian="18pt" style:font-name-complex="Fedorovsk" style:font-size-complex="18pt"/>
    </style:style>
    <style:style style:name="T49" style:family="text">
      <style:text-properties fo:color="#000000" loext:opacity="100%" style:font-name="Fedorovsk Unicode" fo:font-size="18pt" fo:language="ru" fo:country="RU" officeooo:rsid="001947fc" style:font-name-asian="Fedorovsk Unicode" style:font-size-asian="18pt" style:font-name-complex="Fedorovsk Unicode" style:font-size-complex="18pt"/>
    </style:style>
    <style:style style:name="T50" style:family="text">
      <style:text-properties fo:color="#ff0000" loext:opacity="100%" style:font-name="Fedorovsk Unicode" fo:font-size="18pt" fo:language="ru" fo:country="RU" officeooo:rsid="001947fc" style:font-name-asian="Fedorovsk" style:font-size-asian="18pt" style:font-name-complex="Fedorovsk" style:font-size-complex="18pt"/>
    </style:style>
    <style:style style:name="T51" style:family="text">
      <style:text-properties fo:color="#ff0000" loext:opacity="100%" style:font-name="Fedorovsk Unicode1" fo:font-size="18pt" fo:language="ru" fo:country="RU" officeooo:rsid="001947fc" style:font-name-asian="Fedorovsk" style:font-size-asian="18pt" style:font-name-complex="Fedorovsk" style:font-size-complex="18pt"/>
    </style:style>
    <style:style style:name="T52" style:family="text">
      <style:text-properties fo:color="#ff0000" loext:opacity="100%" style:font-name="Fedorovsk Unicode" fo:font-size="18pt" fo:language="ru" fo:country="RU" officeooo:rsid="001947fc" style:font-name-asian="Fedorovsk Unicode" style:font-size-asian="18pt" style:font-name-complex="Fedorovsk Unicode" style:font-size-complex="18pt"/>
    </style:style>
    <style:style style:name="T53" style:family="text">
      <style:text-properties fo:color="#000000" loext:opacity="100%" style:font-name="Fedorovsk Unicode" fo:font-size="18pt" officeooo:rsid="001947fc" style:font-name-asian="Fedorovsk" style:font-size-asian="18pt" style:font-name-complex="Fedorovsk" style:font-size-complex="18pt"/>
    </style:style>
    <style:style style:name="T54" style:family="text">
      <style:text-properties fo:color="#000000" loext:opacity="100%" style:font-name="Fedorovsk Unicode" fo:font-size="18pt" officeooo:rsid="001947fc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Т</text:span></text:span><text:span text:style-name="Default_20_Paragraph_20_Font"><text:span text:style-name="T2">рᲂпарѝ вᲂскрⷭ҇ны</text:span></text:span><text:span text:style-name="Default_20_Paragraph_20_Font"><text:span text:style-name="T3"> </text:span></text:span><text:span text:style-name="Default_20_Paragraph_20_Font"><text:span text:style-name="T2">и҆ </text:span></text:span><text:span text:style-name="Default_20_Paragraph_20_Font"><text:span text:style-name="T4">б</text:span></text:span><text:span text:style-name="Default_20_Paragraph_20_Font"><text:span text:style-name="T5">҃</text:span></text:span><text:span text:style-name="Default_20_Paragraph_20_Font"><text:span text:style-name="T4">г</text:span></text:span><text:span text:style-name="Default_20_Paragraph_20_Font"><text:span text:style-name="T5">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ны , и҆ и҆пако</text:span></text:span><text:span text:style-name="Default_20_Paragraph_20_Font"><text:span text:style-name="T6">́</text:span></text:span><text:span text:style-name="Default_20_Paragraph_20_Font"><text:span text:style-name="T4">и </text:span></text:span><text:span text:style-name="Default_20_Paragraph_20_Font"><text:span text:style-name="T2">, на ѻ҆́смь гласѡ́въ . </text:span></text:span><text:span text:style-name="Default_20_Paragraph_20_Font"><text:span text:style-name="T4">т</text:span></text:span><text:span text:style-name="Default_20_Paragraph_20_Font"><text:span text:style-name="T2">рᲂпа́рь , гла́съ , а҃ . К</text:span></text:span><text:span text:style-name="Default_20_Paragraph_20_Font"><text:span text:style-name="T1">а́мени зна́менанꙋ ѿ і҆юᲁє́й , и҆ во́инѡмъ </text:span></text:span><text:span text:style-name="Default_20_Paragraph_20_Font"><text:span text:style-name="T7">стрег</text:span></text:span><text:span text:style-name="Default_20_Paragraph_20_Font"><text:span text:style-name="T8">ѹ</text:span></text:span><text:span text:style-name="Default_20_Paragraph_20_Font"><text:span text:style-name="T9">́</text:span></text:span><text:span text:style-name="Default_20_Paragraph_20_Font"><text:span text:style-name="T7">щи</text:span></text:span><text:span text:style-name="Default_20_Paragraph_20_Font"><text:span text:style-name="T10">мъ </text:span></text:span><text:span text:style-name="Default_20_Paragraph_20_Font"><text:span text:style-name="T7">пречⷭ҇тᲂе</text:span></text:span><text:span text:style-name="Default_20_Paragraph_20_Font"><text:span text:style-name="T1"> тѣ́ло твᲂѐ , вᲂскр҃се в̾ тре́тїи ᲁ҃нь сп҃се , ᲁа́рꙋѧ </text:span></text:span><text:span text:style-name="Default_20_Paragraph_20_Font"><text:span text:style-name="T7">м</text:span></text:span><text:span text:style-name="Default_20_Paragraph_20_Font"><text:span text:style-name="T10">и</text:span></text:span><text:span text:style-name="Default_20_Paragraph_20_Font"><text:span text:style-name="T9">́</text:span></text:span><text:span text:style-name="Default_20_Paragraph_20_Font"><text:span text:style-name="T7">рᲂви</text:span></text:span><text:span text:style-name="Default_20_Paragraph_20_Font"><text:span text:style-name="T1"> жи́знь</text:span></text:span><text:span text:style-name="Default_20_Paragraph_20_Font"><text:span text:style-name="T11"> .</text:span></text:span><text:span text:style-name="Default_20_Paragraph_20_Font"><text:span text:style-name="T1"> сегѡ̀ ра́ᲁи си́лы нбⷭ҇ныѧ вᲂпїѧ́хꙋ ти жизнᲂᲁа́вче , сла́ва вᲂскресе́нїю ти</text:span></text:span><text:span text:style-name="Default_20_Paragraph_20_Font"><text:span text:style-name="T12">̀</text:span></text:span><text:span text:style-name="Default_20_Paragraph_20_Font"><text:span text:style-name="T1"> хрⷭ҇тѐ , сла́ва црⷭ҇твїю ти</text:span></text:span><text:span text:style-name="Default_20_Paragraph_20_Font"><text:span text:style-name="T12">̀</text:span></text:span><text:span text:style-name="Default_20_Paragraph_20_Font"><text:span text:style-name="T1"> , сла́ва смᲂтре́нїю твᲂем</text:span></text:span><text:span text:style-name="Default_20_Paragraph_20_Font"><text:span text:style-name="T13">ѹ</text:span></text:span><text:span text:style-name="Default_20_Paragraph_20_Font"><text:span text:style-name="T12">̀</text:span></text:span><text:span text:style-name="Default_20_Paragraph_20_Font"><text:span text:style-name="T1"> , є҆ᲁи́не чл҃кᲂлю́бче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Г</text:span></text:span><text:span text:style-name="Default_20_Paragraph_20_Font"><text:span text:style-name="T1">аврїи́лꙋ прᲂвѣща́вшꙋ ти</text:span></text:span><text:span text:style-name="Default_20_Paragraph_20_Font"><text:span text:style-name="T12">̀</text:span></text:span><text:span text:style-name="Default_20_Paragraph_20_Font"><text:span text:style-name="T1"> ᲁ҃во , є҆́же ра́ᲁꙋисѧ . и҆ со́ гласᲂмъ вᲂплᲂща́шесѧ всѣ́хъ влⷣка , в</text:span></text:span><text:span text:style-name="Default_20_Paragraph_20_Font"><text:span text:style-name="T12">̾</text:span></text:span><text:span text:style-name="Default_20_Paragraph_20_Font"><text:span text:style-name="T1"> тебѣ̀ с҃тѣ́мъ киво́тѣ , ꙗ҆́кᲂже речѐ пра́веᲁныи ᲁв҃ᲁъ . ꙗ҆ви́сѧ прᲂстра́ннѣйши нб҃съ , пᲂнᲂси́вши зижᲁи́телѧ свᲂег</text:span></text:span><text:span text:style-name="Default_20_Paragraph_20_Font"><text:span text:style-name="T13">ѡ</text:span></text:span><text:span text:style-name="Default_20_Paragraph_20_Font"><text:span text:style-name="T12">̀</text:span></text:span><text:span text:style-name="Default_20_Paragraph_20_Font"><text:span text:style-name="T1"> . сла́ва все́льшемꙋсѧ в̾ тѧ̀ , сла́ва прᲂше́ᲁшемꙋ и҆з̾ тебѐ , сла́ва свᲂбᲂᲁи́вшемꙋсѧ на́съ рж</text:span></text:span><text:span text:style-name="Default_20_Paragraph_20_Font"><text:span text:style-name="T13">ⷭ҇</text:span></text:span><text:span text:style-name="Default_20_Paragraph_20_Font"><text:span text:style-name="T1">тво́мъ твᲂи́мъ . </text:span></text:span><text:span text:style-name="Default_20_Paragraph_20_Font"><text:span text:style-name="T2">и҆пако́й</text:span></text:span><text:span text:style-name="Default_20_Paragraph_20_Font"><text:span text:style-name="T3"> .</text:span></text:span><text:span text:style-name="Default_20_Paragraph_20_Font"><text:span text:style-name="T2"> Р</text:span></text:span><text:span text:style-name="Default_20_Paragraph_20_Font"><text:span text:style-name="T1">азбо́йничо пᲂкаѧ́нїе ра́й ѿве́рзе , пла́чь же </text:span></text:span><text:span text:style-name="Default_20_Paragraph_20_Font"><text:span text:style-name="T7">м</text:span></text:span><text:span text:style-name="Default_20_Paragraph_20_Font"><text:span text:style-name="T10">и</text:span></text:span><text:span text:style-name="Default_20_Paragraph_20_Font"><text:span text:style-name="T7">рᲂно́сиц</text:span></text:span><text:span text:style-name="Default_20_Paragraph_20_Font"><text:span text:style-name="T10">ъ</text:span></text:span><text:span text:style-name="Default_20_Paragraph_20_Font"><text:span text:style-name="T1"> ра́ᲁᲂсть </text:span></text:span><text:span text:style-name="Default_20_Paragraph_20_Font"><text:span text:style-name="T7">в</text:span></text:span><text:span text:style-name="Default_20_Paragraph_20_Font"><text:span text:style-name="T8">ᲂ</text:span></text:span><text:span text:style-name="Default_20_Paragraph_20_Font"><text:span text:style-name="T10">з</text:span></text:span><text:span text:style-name="Default_20_Paragraph_20_Font"><text:span text:style-name="T7">вѣстѝ</text:span></text:span><text:span text:style-name="Default_20_Paragraph_20_Font"><text:span text:style-name="T1"> , ꙗ҆́кѡ вᲂскр҃се гⷭ҇ᲁь , пᲂᲁаѧ̀ </text:span></text:span><text:span text:style-name="Default_20_Paragraph_20_Font"><text:span text:style-name="T7">м</text:span></text:span><text:span text:style-name="Default_20_Paragraph_20_Font"><text:span text:style-name="T10">и</text:span></text:span><text:span text:style-name="Default_20_Paragraph_20_Font"><text:span text:style-name="T9">́</text:span></text:span><text:span text:style-name="Default_20_Paragraph_20_Font"><text:span text:style-name="T7">рᲂви</text:span></text:span><text:span text:style-name="Default_20_Paragraph_20_Font"><text:span text:style-name="T1"> ве́лїю млⷭ҇ть .</text:span></text:span></text:p>
      <text:p text:style-name="P2"><text:span text:style-name="Default_20_Paragraph_20_Font"><text:span text:style-name="T14">т</text:span></text:span><text:span text:style-name="Default_20_Paragraph_20_Font"><text:span text:style-name="T2">рᲂпа́рь , гла́съ , в҃ . Е҆</text:span></text:span><text:span text:style-name="Default_20_Paragraph_20_Font"><text:span text:style-name="T1">гᲁа̀ сни́ᲁе </text:span></text:span><text:span text:style-name="Default_20_Paragraph_20_Font"><text:span text:style-name="T7">к</text:span></text:span><text:span text:style-name="Default_20_Paragraph_20_Font"><text:span text:style-name="T15">ъ</text:span></text:span><text:span text:style-name="Default_20_Paragraph_20_Font"><text:span text:style-name="T7"> сме́рти</text:span></text:span><text:span text:style-name="Default_20_Paragraph_20_Font"><text:span text:style-name="T1"> живᲂтѐ </text:span></text:span><text:span text:style-name="Default_20_Paragraph_20_Font"><text:span text:style-name="T7">бе</text:span></text:span><text:span text:style-name="Default_20_Paragraph_20_Font"><text:span text:style-name="T15">зъ</text:span></text:span><text:span text:style-name="Default_20_Paragraph_20_Font"><text:span text:style-name="T7">сме́ртныи</text:span></text:span><text:span text:style-name="Default_20_Paragraph_20_Font"><text:span text:style-name="T1"> , тᲂгᲁа̀ а҆́ᲁа ѹ҆мертви́лъ є҆сѝ блиста́нїем</text:span></text:span><text:span text:style-name="Default_20_Paragraph_20_Font"><text:span text:style-name="T15">ъ</text:span></text:span><text:span text:style-name="Default_20_Paragraph_20_Font"><text:span text:style-name="T1"> </text:span></text:span><text:span text:style-name="Default_20_Paragraph_20_Font"><text:span text:style-name="T7">б</text:span></text:span><text:span text:style-name="Default_20_Paragraph_20_Font"><text:span text:style-name="T16">҃</text:span></text:span><text:span text:style-name="Default_20_Paragraph_20_Font"><text:span text:style-name="T7">ж</text:span></text:span><text:span text:style-name="Default_20_Paragraph_20_Font"><text:span text:style-name="T15">ес</text:span></text:span><text:span text:style-name="Default_20_Paragraph_20_Font"><text:span text:style-name="T7">тва̀</text:span></text:span><text:span text:style-name="Default_20_Paragraph_20_Font"><text:span text:style-name="T1"> . є҆гᲁа́ же ѹ҆ме́ршыѧ </text:span></text:span><text:span text:style-name="Default_20_Paragraph_20_Font"><text:span text:style-name="T7">ѿ преиспо́ᲁни</text:span></text:span><text:span text:style-name="Default_20_Paragraph_20_Font"><text:span text:style-name="T15">хъ </text:span></text:span><text:span text:style-name="Default_20_Paragraph_20_Font"><text:span text:style-name="T7">вᲂскр</text:span></text:span><text:span text:style-name="Default_20_Paragraph_20_Font"><text:span text:style-name="T16">҃</text:span></text:span><text:span text:style-name="Default_20_Paragraph_20_Font"><text:span text:style-name="T7">сѝ</text:span></text:span><text:span text:style-name="Default_20_Paragraph_20_Font"><text:span text:style-name="T1"> , всѧ̀ си́лы нбⷭ҇ныѧ взыва́хꙋ </text:span></text:span><text:span text:style-name="Default_20_Paragraph_20_Font"><text:span text:style-name="T15">ти</text:span></text:span><text:span text:style-name="Default_20_Paragraph_20_Font"><text:span text:style-name="T17">̀</text:span></text:span><text:span text:style-name="Default_20_Paragraph_20_Font"><text:span text:style-name="T1"> , жизнᲂᲁа́вче хрⷭ҇тѐ б҃же сла́ва тебѣ̀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В</text:span></text:span><text:span text:style-name="Default_20_Paragraph_20_Font"><text:span text:style-name="T1">сѧ̀ па́че смы́сла , всѧ̀ пресла́внаѧ твᲂѧ̀ бⷣце та́инства , чистᲂто́ю запечатлѣ́нна , и҆ </text:span></text:span><text:span text:style-name="Default_20_Paragraph_20_Font"><text:span text:style-name="T7">ᲁ҃в</text:span></text:span><text:span text:style-name="Default_20_Paragraph_20_Font"><text:span text:style-name="T15">ь</text:span></text:span><text:span text:style-name="Default_20_Paragraph_20_Font"><text:span text:style-name="T7">ств</text:span></text:span><text:span text:style-name="Default_20_Paragraph_20_Font"><text:span text:style-name="T16">ᲂ</text:span></text:span><text:span text:style-name="Default_20_Paragraph_20_Font"><text:span text:style-name="T15">мъ </text:span></text:span><text:span text:style-name="Default_20_Paragraph_20_Font"><text:span text:style-name="T7">храни́ма</text:span></text:span><text:span text:style-name="Default_20_Paragraph_20_Font"><text:span text:style-name="T1"> , м҃ти разꙋмѣ́сѧ нело́жна , б҃га ро́жᲁьши и҆́стиннаго , тᲂго̀ мᲂлѝ спасти́сѧ </text:span></text:span><text:span text:style-name="Default_20_Paragraph_20_Font"><text:span text:style-name="T7">ᲁꙋша</text:span></text:span><text:span text:style-name="Default_20_Paragraph_20_Font"><text:span text:style-name="T17">́</text:span></text:span><text:span text:style-name="Default_20_Paragraph_20_Font"><text:span text:style-name="T15">мъ </text:span></text:span><text:span text:style-name="Default_20_Paragraph_20_Font"><text:span text:style-name="T7">на́ш</text:span></text:span><text:span text:style-name="Default_20_Paragraph_20_Font"><text:span text:style-name="T15">имъ</text:span></text:span><text:span text:style-name="Default_20_Paragraph_20_Font"><text:span text:style-name="T17"> </text:span></text:span><text:span text:style-name="Default_20_Paragraph_20_Font"><text:span text:style-name="T1">. </text:span></text:span><text:span text:style-name="T2">и҆пако́й . П</text:span><text:span text:style-name="T1">о́ страсти ше́ᲁше на́ грᲂбъ </text:span><text:span text:style-name="T7">ж</text:span><text:span text:style-name="T15">е</text:span><text:span text:style-name="T7">ны̀</text:span><text:span text:style-name="T1"> пᲂма́зати тѣ́ло твᲂѐ хрⷭ҇тѐ б҃же , ви́ᲁѣша а҆́нг҃лы во́ грᲂбѣ и҆ ѹ҆жасо́шасѧ , </text:span><text:span text:style-name="T7">гла</text:span><text:span text:style-name="T17">́</text:span><text:span text:style-name="T15">съ</text:span><text:span text:style-name="T17"> </text:span><text:span text:style-name="T7">бо</text:span><text:span text:style-name="T1"> слы́шахꙋ ѿ ни́х</text:span><text:span text:style-name="T15">ъ</text:span><text:span text:style-name="T18"> </text:span><text:span text:style-name="T1">, ꙗ҆́кѡ вᲂскр҃се гⷭ҇ᲁь , пᲂᲁаѧ̀ </text:span><text:span text:style-name="T7">м</text:span><text:span text:style-name="T19">и</text:span><text:span text:style-name="T18">́</text:span><text:span text:style-name="T7">рᲂви</text:span><text:span text:style-name="T1"> ве́лїю млⷭ҇ть .</text:span></text:p>
      <text:p text:style-name="P3"><text:span text:style-name="Default_20_Paragraph_20_Font"><text:span text:style-name="T14">т</text:span></text:span><text:span text:style-name="Default_20_Paragraph_20_Font"><text:span text:style-name="T2">рᲂпа́рь , гла́съ , г҃ . Д</text:span></text:span><text:span text:style-name="Default_20_Paragraph_20_Font"><text:span text:style-name="T1">а веселѧ́тсѧ нбⷭ҇наѧ</text:span></text:span><text:span text:style-name="Default_20_Paragraph_20_Font"><text:span text:style-name="T20"> </text:span></text:span><text:span text:style-name="Default_20_Paragraph_20_Font"><text:span text:style-name="T1">, и҆ ра́ᲁꙋютсѧ </text:span></text:span><text:span text:style-name="Default_20_Paragraph_20_Font"><text:span text:style-name="T7">з</text:span></text:span><text:span text:style-name="Default_20_Paragraph_20_Font"><text:span text:style-name="T19">е</text:span></text:span><text:span text:style-name="Default_20_Paragraph_20_Font"><text:span text:style-name="T7">мна́ѧ</text:span></text:span><text:span text:style-name="Default_20_Paragraph_20_Font"><text:span text:style-name="T1"> , </text:span></text:span><text:soft-page-break/><text:span text:style-name="Default_20_Paragraph_20_Font"><text:span text:style-name="T1">ꙗ҆́кѡ сᲂтвᲂрѝ ᲁержа́вꙋ мы́шцею свᲂе́ю гⷭ҇ᲁь , </text:span></text:span><text:span text:style-name="Default_20_Paragraph_20_Font"><text:span text:style-name="T7">пᲂпра</text:span></text:span><text:span text:style-name="Default_20_Paragraph_20_Font"><text:span text:style-name="T18">́</text:span></text:span><text:span text:style-name="Default_20_Paragraph_20_Font"><text:span text:style-name="T19">въ </text:span></text:span><text:span text:style-name="Default_20_Paragraph_20_Font"><text:span text:style-name="T7">см</text:span></text:span><text:span text:style-name="Default_20_Paragraph_20_Font"><text:span text:style-name="T21">҃</text:span></text:span><text:span text:style-name="Default_20_Paragraph_20_Font"><text:span text:style-name="T7">ртїю</text:span></text:span><text:span text:style-name="Default_20_Paragraph_20_Font"><text:span text:style-name="T1"> сме́рть , пе́рвенецъ </text:span></text:span><text:span text:style-name="Default_20_Paragraph_20_Font"><text:span text:style-name="T7">и҆з̾ ме́ртвы</text:span></text:span><text:span text:style-name="Default_20_Paragraph_20_Font"><text:span text:style-name="T19">хъ </text:span></text:span><text:span text:style-name="Default_20_Paragraph_20_Font"><text:span text:style-name="T7">бы́сть</text:span></text:span><text:span text:style-name="Default_20_Paragraph_20_Font"><text:span text:style-name="T1"> . и҆́з̾ чрева а҆́ᲁᲂва </text:span></text:span><text:span text:style-name="Default_20_Paragraph_20_Font"><text:span text:style-name="T7">и҆зба́ви</text:span></text:span><text:span text:style-name="Default_20_Paragraph_20_Font"><text:span text:style-name="T19">лъ </text:span></text:span><text:span text:style-name="Default_20_Paragraph_20_Font"><text:span text:style-name="T7">є҆́сть</text:span></text:span><text:span text:style-name="Default_20_Paragraph_20_Font"><text:span text:style-name="T1"> на́съ , и҆ пᲂᲁа́стъ </text:span></text:span><text:span text:style-name="Default_20_Paragraph_20_Font"><text:span text:style-name="T7">м</text:span></text:span><text:span text:style-name="Default_20_Paragraph_20_Font"><text:span text:style-name="T19">и</text:span></text:span><text:span text:style-name="Default_20_Paragraph_20_Font"><text:span text:style-name="T18">́</text:span></text:span><text:span text:style-name="Default_20_Paragraph_20_Font"><text:span text:style-name="T7">рᲂви</text:span></text:span><text:span text:style-name="Default_20_Paragraph_20_Font"><text:span text:style-name="T1"> ве́лїю млⷭ҇ть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Т</text:span></text:span><text:span text:style-name="Default_20_Paragraph_20_Font"><text:span text:style-name="T1">ебѐ хᲂᲁа́таицꙋ спасе́нїѧ ро́ᲁа на́шегѡ , </text:span></text:span><text:span text:style-name="Default_20_Paragraph_20_Font"><text:span text:style-name="T7">вᲂспѣва́е</text:span></text:span><text:span text:style-name="Default_20_Paragraph_20_Font"><text:span text:style-name="T19">мъ </text:span></text:span><text:span text:style-name="Default_20_Paragraph_20_Font"><text:span text:style-name="T7">бⷣце</text:span></text:span><text:span text:style-name="Default_20_Paragraph_20_Font"><text:span text:style-name="T1"> ᲁ҃во . пло́тїю бо є҆ю́же и҆з̾ тебѐ прᲂше́ᲁъ с҃нъ тво́й и҆ б҃гъ на́шъ</text:span></text:span><text:span text:style-name="Default_20_Paragraph_20_Font"><text:span text:style-name="T20"> </text:span></text:span><text:span text:style-name="Default_20_Paragraph_20_Font"><text:span text:style-name="T1">, </text:span></text:span><text:span text:style-name="Default_20_Paragraph_20_Font"><text:span text:style-name="T7">кр</text:span></text:span><text:span text:style-name="Default_20_Paragraph_20_Font"><text:span text:style-name="T19">е</text:span></text:span><text:span text:style-name="Default_20_Paragraph_20_Font"><text:span text:style-name="T18">́</text:span></text:span><text:span text:style-name="Default_20_Paragraph_20_Font"><text:span text:style-name="T19">с</text:span></text:span><text:span text:style-name="Default_20_Paragraph_20_Font"><text:span text:style-name="T7">тнꙋю</text:span></text:span><text:span text:style-name="Default_20_Paragraph_20_Font"><text:span text:style-name="T1"> прї</text:span></text:span><text:span text:style-name="Default_20_Paragraph_20_Font"><text:span text:style-name="T22">є</text:span></text:span><text:span text:style-name="Default_20_Paragraph_20_Font"><text:span text:style-name="T20">́</text:span></text:span><text:span text:style-name="Default_20_Paragraph_20_Font"><text:span text:style-name="T1">мъ стра́сть , и҆зба́вилъ є҆́сть на́съ </text:span></text:span><text:span text:style-name="Default_20_Paragraph_20_Font"><text:span text:style-name="T7">и҆з</text:span></text:span><text:span text:style-name="Default_20_Paragraph_20_Font"><text:span text:style-name="T19">ъ</text:span></text:span><text:span text:style-name="Default_20_Paragraph_20_Font"><text:span text:style-name="T7">и҆стлѣ́нїѧ</text:span></text:span><text:span text:style-name="Default_20_Paragraph_20_Font"><text:span text:style-name="T1"> , ꙗ҆́кѡ чл҃кᲂлю́бецъ . </text:span></text:span><text:span text:style-name="T2">и҆пако́й . О</text:span><text:span text:style-name="T1">у҆ᲁивлѧ́ѧ виᲁѣ́нїе</text:span><text:span text:style-name="T19">мъ</text:span><text:span text:style-name="T18"> </text:span><text:span text:style-name="T1">, ѡ҆пᲂрша́ѧ г҃ланї</text:span><text:span text:style-name="T19">емъ</text:span><text:span text:style-name="T1"> , блиста́ѧисѧ </text:span><text:span text:style-name="T7">а҆́</text:span><text:span text:style-name="T19">г</text:span><text:span text:style-name="T7">г҃лъ</text:span><text:span text:style-name="T1"> </text:span><text:span text:style-name="T7">м</text:span><text:span text:style-name="T19">и</text:span><text:span text:style-name="T7">рᲂно́сица</text:span><text:span text:style-name="T19">мъ в</text:span><text:span text:style-name="T21">ѣщ</text:span><text:span text:style-name="T7">а</text:span><text:span text:style-name="T18">́</text:span><text:span text:style-name="T7">ше</text:span><text:span text:style-name="T1"> , что̀ жива́го и҆́щете во́ грᲂбѣ . вᲂста̀ и҆спразᲁни́выи гро́бы . тлѝ премѣни́телѧ разꙋмѣ́йте непремѣ́ннаго . рцы́те б҃гᲂви , ко́ль стра́шна ᲁѣ́ла твᲂѧ̀ , ꙗ҆́кѡ ро́ᲁ</text:span><text:span text:style-name="T19">ъ</text:span><text:span text:style-name="T1"> спа́сл</text:span><text:span text:style-name="T19">ъ</text:span><text:span text:style-name="T1"> є҆сѝ </text:span><text:span text:style-name="T7">ч</text:span><text:span text:style-name="T19">е</text:span><text:span text:style-name="T7">л</text:span><text:span text:style-name="T21">ᲂвѣ</text:span><text:span text:style-name="T18">́</text:span><text:span text:style-name="T21">чес</text:span><text:span text:style-name="T7">кїи</text:span><text:span text:style-name="T1"> .</text:span></text:p>
      <text:p text:style-name="P4"><text:span text:style-name="Default_20_Paragraph_20_Font"><text:span text:style-name="T14">т</text:span></text:span><text:span text:style-name="Default_20_Paragraph_20_Font"><text:span text:style-name="T2">роⷫ҇ , глаⷭ҇ , ᲁ҃ . С</text:span></text:span><text:span text:style-name="Default_20_Paragraph_20_Font"><text:span text:style-name="T1">вѣ́тлꙋю вᲂскр҃се́нїѧ про́пᲂвѣᲁь , ѿ а҆́нг҃ла ѹ҆вѣ́ᲁѣвше гⷭ҇ᲁни ѹ҆ч</text:span></text:span><text:span text:style-name="Default_20_Paragraph_20_Font"><text:span text:style-name="T22">҃</text:span></text:span><text:span text:style-name="Default_20_Paragraph_20_Font"><text:span text:style-name="T1">ни́цы , и҆ пра́ᲁѣᲁнее ѡ҆сꙋжᲁе́нїе ѿве́ргше , а҆пⷭ҇лѡм</text:span></text:span><text:span text:style-name="Default_20_Paragraph_20_Font"><text:span text:style-name="T19">ъ</text:span></text:span><text:span text:style-name="Default_20_Paragraph_20_Font"><text:span text:style-name="T1"> хва́лѧщесѧ г҃лахꙋ , и҆спрᲂве́ржесѧ сме́рть , вᲂскр҃се хрⷭ҇то́съ б҃гъ , ᲁа́рꙋѧ </text:span></text:span><text:span text:style-name="Default_20_Paragraph_20_Font"><text:span text:style-name="T7">м</text:span></text:span><text:span text:style-name="Default_20_Paragraph_20_Font"><text:span text:style-name="T19">и</text:span></text:span><text:span text:style-name="Default_20_Paragraph_20_Font"><text:span text:style-name="T18">́</text:span></text:span><text:span text:style-name="Default_20_Paragraph_20_Font"><text:span text:style-name="T7">рᲂви</text:span></text:span><text:span text:style-name="Default_20_Paragraph_20_Font"><text:span text:style-name="T1"> ве́лїю ми́лᲂсть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</text:span></text:span><text:span text:style-name="Default_20_Paragraph_20_Font"><text:span text:style-name="T23">ⷩ҇</text:span></text:span><text:span text:style-name="Default_20_Paragraph_20_Font"><text:span text:style-name="T2"> . И҆́</text:span></text:span><text:span text:style-name="Default_20_Paragraph_20_Font"><text:span text:style-name="T1">же ѿ́ вѣка ѹ҆тае́ннᲂе , и҆ а҆́нг҃лѡⷨ нес</text:span></text:span><text:span text:style-name="Default_20_Paragraph_20_Font"><text:span text:style-name="T20">̾</text:span></text:span><text:span text:style-name="Default_20_Paragraph_20_Font"><text:span text:style-name="T1">вѣ́ᲁᲂмᲂе та́инство , тᲂбо́ю бⷣце </text:span></text:span><text:span text:style-name="Default_20_Paragraph_20_Font"><text:span text:style-name="T7">з</text:span></text:span><text:span text:style-name="Default_20_Paragraph_20_Font"><text:span text:style-name="T19">е</text:span></text:span><text:span text:style-name="Default_20_Paragraph_20_Font"><text:span text:style-name="T7">мны́мъ</text:span></text:span><text:span text:style-name="Default_20_Paragraph_20_Font"><text:span text:style-name="T1"> ꙗ҆ви́сѧ б҃гъ </text:span></text:span><text:span text:style-name="Default_20_Paragraph_20_Font"><text:span text:style-name="T7">в̾ нера</text:span></text:span><text:span text:style-name="Default_20_Paragraph_20_Font"><text:span text:style-name="T19">з</text:span></text:span><text:span text:style-name="Default_20_Paragraph_20_Font"><text:span text:style-name="T7">мѣ́снѣ</text:span></text:span><text:span text:style-name="Default_20_Paragraph_20_Font"><text:span text:style-name="T1"> снѧ́тїи вᲂплᲂща́ем</text:span></text:span><text:span text:style-name="Default_20_Paragraph_20_Font"><text:span text:style-name="T19">ъ</text:span></text:span><text:span text:style-name="Default_20_Paragraph_20_Font"><text:span text:style-name="T1"> . и҆ крⷭ҇тъ во́лею на́съ ра́ᲁи вᲂспрї</text:span></text:span><text:span text:style-name="Default_20_Paragraph_20_Font"><text:span text:style-name="T19">е</text:span></text:span><text:span text:style-name="Default_20_Paragraph_20_Font"><text:span text:style-name="T18">́</text:span></text:span><text:span text:style-name="Default_20_Paragraph_20_Font"><text:span text:style-name="T19">м</text:span></text:span><text:span text:style-name="Default_20_Paragraph_20_Font"><text:span text:style-name="T18">̾ </text:span></text:span><text:span text:style-name="Default_20_Paragraph_20_Font"><text:span text:style-name="T1">, и҆́мже вᲂскр҃си</text:span></text:span><text:span text:style-name="Default_20_Paragraph_20_Font"><text:span text:style-name="T20">̀</text:span></text:span><text:span text:style-name="Default_20_Paragraph_20_Font"><text:span text:style-name="T1"> </text:span></text:span><text:span text:style-name="Default_20_Paragraph_20_Font"><text:span text:style-name="T7">перв</text:span></text:span><text:span text:style-name="Default_20_Paragraph_20_Font"><text:span text:style-name="T21">ᲂ</text:span></text:span><text:span text:style-name="Default_20_Paragraph_20_Font"><text:span text:style-name="T24">з</text:span></text:span><text:span text:style-name="Default_20_Paragraph_20_Font"><text:span text:style-name="T7">ᲁа́ннаго</text:span></text:span><text:span text:style-name="Default_20_Paragraph_20_Font"><text:span text:style-name="T1"> , и҆ спасѐ ѿ сме́рти </text:span></text:span><text:span text:style-name="Default_20_Paragraph_20_Font"><text:span text:style-name="T7">ᲁ</text:span></text:span><text:span text:style-name="Default_20_Paragraph_20_Font"><text:span text:style-name="T25">ꙋ</text:span></text:span><text:span text:style-name="Default_20_Paragraph_20_Font"><text:span text:style-name="T7">шѧ</text:span></text:span><text:span text:style-name="Default_20_Paragraph_20_Font"><text:span text:style-name="T26">̀</text:span></text:span><text:span text:style-name="Default_20_Paragraph_20_Font"><text:span text:style-name="T1"> на́шѧ . </text:span></text:span><text:span text:style-name="T2">и҆пако́й . И҆́</text:span><text:span text:style-name="T1">же твᲂегѡ̀ пресла́внагѡ вᲂста́нїѧ , пре</text:span><text:span text:style-name="T27">ⷣ</text:span><text:span text:style-name="T1">те́кше </text:span><text:span text:style-name="T7">м</text:span><text:span text:style-name="T24">и</text:span><text:span text:style-name="T7">рᲂн</text:span><text:span text:style-name="T24">о</text:span><text:span text:style-name="T26">́</text:span><text:span text:style-name="T7">сицы</text:span><text:span text:style-name="T1"> , а҆п</text:span><text:span text:style-name="T27">ⷭ҇</text:span><text:span text:style-name="T1">лѡмъ бл҃гᲂвѣствᲂва́хꙋ , ꙗ҆́кѡ вᲂскр҃се хрⷭ҇то́съ ꙗ҆́кѡ б҃гъ пᲂᲁаѧ̀ </text:span><text:span text:style-name="T7">м</text:span><text:span text:style-name="T24">и</text:span><text:span text:style-name="T26">́</text:span><text:span text:style-name="T7">рᲂви</text:span><text:span text:style-name="T1"> ве́лїю </text:span><text:span text:style-name="Default_20_Paragraph_20_Font"><text:span text:style-name="T1">млⷭ҇ть</text:span></text:span><text:span text:style-name="T1"> .</text:span></text:p>
      <text:p text:style-name="P4"><text:span text:style-name="Default_20_Paragraph_20_Font"><text:span text:style-name="T28">т</text:span></text:span><text:span text:style-name="Default_20_Paragraph_20_Font"><text:span text:style-name="T2">роⷫ҇ , глаⷭ҇ , є҃ . </text:span></text:span><text:span text:style-name="Default_20_Paragraph_20_Font"><text:span text:style-name="T29">С</text:span></text:span><text:span text:style-name="Default_20_Paragraph_20_Font"><text:span text:style-name="T7">ᲂбе</text:span></text:span><text:span text:style-name="Default_20_Paragraph_20_Font"><text:span text:style-name="T24">з</text:span></text:span><text:span text:style-name="Default_20_Paragraph_20_Font"><text:span text:style-name="T7">нача́лнᲂе</text:span></text:span><text:span text:style-name="Default_20_Paragraph_20_Font"><text:span text:style-name="T1"> сло́во ѻ҆ц҃ꙋ и҆ ᲁ҃хᲂви , є҆́же ѿ ᲁ҃вы ро́жᲁьшеесѧ на спасе́нїе на́ше , вᲂспᲂе́м</text:span></text:span><text:span text:style-name="Default_20_Paragraph_20_Font"><text:span text:style-name="T24">ъ</text:span></text:span><text:span text:style-name="Default_20_Paragraph_20_Font"><text:span text:style-name="T1"> вѣ́рнїи и҆ пᲂклᲂни́мсѧ , ꙗ҆́кѡ бл҃гᲂи</text:span></text:span><text:span text:style-name="Default_20_Paragraph_20_Font"><text:span text:style-name="T27">҆</text:span></text:span><text:span text:style-name="Default_20_Paragraph_20_Font"><text:span text:style-name="T1">зво́ли пло́тїю взы́ти на</text:span></text:span><text:span text:style-name="Default_20_Paragraph_20_Font"><text:span text:style-name="T30">́</text:span></text:span><text:span text:style-name="Default_20_Paragraph_20_Font"><text:span text:style-name="T1"> крⷭ҇тъ , и҆ сме́рть претерпѣ́ти , и҆ </text:span></text:span><text:soft-page-break/><text:span text:style-name="Default_20_Paragraph_20_Font"><text:span text:style-name="T1">вᲂскр҃си́ти ѹ҆ме́ршыѧ , в</text:span></text:span><text:span text:style-name="Default_20_Paragraph_20_Font"><text:span text:style-name="T30">̾</text:span></text:span><text:span text:style-name="Default_20_Paragraph_20_Font"><text:span text:style-name="T1"> сла́внᲂе вᲂскрⷭ҇нїе свᲂѐ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</text:span></text:span><text:span text:style-name="Default_20_Paragraph_20_Font"><text:span text:style-name="T29">Р</text:span></text:span><text:span text:style-name="Default_20_Paragraph_20_Font"><text:span text:style-name="T7">а́ᲁꙋ</text:span></text:span><text:span text:style-name="Default_20_Paragraph_20_Font"><text:span text:style-name="T24">й</text:span></text:span><text:span text:style-name="Default_20_Paragraph_20_Font"><text:span text:style-name="T7">сѧ</text:span></text:span><text:span text:style-name="Default_20_Paragraph_20_Font"><text:span text:style-name="T1"> ᲁве́ри гⷭ҇ᲁнѧ непрᲂхᲂᲁи́маѧ . </text:span></text:span><text:span text:style-name="Default_20_Paragraph_20_Font"><text:span text:style-name="T7">ра́ᲁꙋ</text:span></text:span><text:span text:style-name="Default_20_Paragraph_20_Font"><text:span text:style-name="T24">й</text:span></text:span><text:span text:style-name="Default_20_Paragraph_20_Font"><text:span text:style-name="T7">сѧ</text:span></text:span><text:span text:style-name="Default_20_Paragraph_20_Font"><text:span text:style-name="T1"> стѣно̀ и҆ пᲂкро́ве </text:span></text:span><text:span text:style-name="Default_20_Paragraph_20_Font"><text:span text:style-name="T7">прибѣга́ющы</text:span></text:span><text:span text:style-name="Default_20_Paragraph_20_Font"><text:span text:style-name="T24">ъ </text:span></text:span><text:span text:style-name="Default_20_Paragraph_20_Font"><text:span text:style-name="T7">к̾ тебѣ̀</text:span></text:span><text:span text:style-name="Default_20_Paragraph_20_Font"><text:span text:style-name="T26"> </text:span></text:span><text:span text:style-name="Default_20_Paragraph_20_Font"><text:span text:style-name="T7">.</text:span></text:span><text:span text:style-name="Default_20_Paragraph_20_Font"><text:span text:style-name="T1"> </text:span></text:span><text:span text:style-name="Default_20_Paragraph_20_Font"><text:span text:style-name="T7">ра́ᲁꙋ</text:span></text:span><text:span text:style-name="Default_20_Paragraph_20_Font"><text:span text:style-name="T24">и</text:span></text:span><text:span text:style-name="Default_20_Paragraph_20_Font"><text:span text:style-name="T7">сѧ</text:span></text:span><text:span text:style-name="Default_20_Paragraph_20_Font"><text:span text:style-name="T1"> за</text:span></text:span><text:span text:style-name="Default_20_Paragraph_20_Font"><text:span text:style-name="T30"> </text:span></text:span><text:span text:style-name="Default_20_Paragraph_20_Font"><text:span text:style-name="T1">вѣ́тренее приста́нище не</text:span></text:span><text:span text:style-name="Default_20_Paragraph_20_Font"><text:span text:style-name="T30"> </text:span></text:span><text:span text:style-name="Default_20_Paragraph_20_Font"><text:span text:style-name="T1">и</text:span></text:span><text:span text:style-name="Default_20_Paragraph_20_Font"><text:span text:style-name="T27">҆</text:span></text:span><text:span text:style-name="Default_20_Paragraph_20_Font"><text:span text:style-name="T1">скꙋсᲂбра́чнаѧ , ро́жᲁьшаѧ пло́тїю твᲂрца̀ свᲂего̀ и҆ б҃га , мᲂлѧ́щи не пре́зри </text:span></text:span><text:span text:style-name="Default_20_Paragraph_20_Font"><text:span text:style-name="T7">ѡ҆ вᲂспѣва́ющи</text:span></text:span><text:span text:style-name="Default_20_Paragraph_20_Font"><text:span text:style-name="T24">хъ</text:span></text:span><text:span text:style-name="Default_20_Paragraph_20_Font"><text:span text:style-name="T26"> </text:span></text:span><text:span text:style-name="Default_20_Paragraph_20_Font"><text:span text:style-name="T24">, </text:span></text:span><text:span text:style-name="Default_20_Paragraph_20_Font"><text:span text:style-name="T7">и҆</text:span></text:span><text:span text:style-name="Default_20_Paragraph_20_Font"><text:span text:style-name="T1"> кла́нѧющихсѧ ржⷭ҇тв</text:span></text:span><text:span text:style-name="Default_20_Paragraph_20_Font"><text:span text:style-name="T27">ѹ</text:span></text:span><text:span text:style-name="Default_20_Paragraph_20_Font"><text:span text:style-name="T30">̀</text:span></text:span><text:span text:style-name="Default_20_Paragraph_20_Font"><text:span text:style-name="T1"> твᲂем</text:span></text:span><text:span text:style-name="Default_20_Paragraph_20_Font"><text:span text:style-name="T27">ѹ</text:span></text:span><text:span text:style-name="Default_20_Paragraph_20_Font"><text:span text:style-name="T30">̀</text:span></text:span><text:span text:style-name="Default_20_Paragraph_20_Font"><text:span text:style-name="T1"> </text:span></text:span><text:span text:style-name="Default_20_Paragraph_20_Font"><text:span text:style-name="T27">;</text:span></text:span><text:span text:style-name="Default_20_Paragraph_20_Font"><text:span text:style-name="T1"> </text:span></text:span><text:span text:style-name="Default_20_Paragraph_20_Font"><text:span text:style-name="T2">и҆пако́й . </text:span></text:span><text:span text:style-name="Default_20_Paragraph_20_Font"><text:span text:style-name="T29">А҆́</text:span></text:span><text:span text:style-name="Default_20_Paragraph_20_Font"><text:span text:style-name="T1">гг҃л</text:span></text:span><text:span text:style-name="Default_20_Paragraph_20_Font"><text:span text:style-name="T7">ьски</text:span></text:span><text:span text:style-name="Default_20_Paragraph_20_Font"><text:span text:style-name="T24">м</text:span></text:span><text:span text:style-name="Default_20_Paragraph_20_Font"><text:span text:style-name="T26">̾</text:span></text:span><text:span text:style-name="Default_20_Paragraph_20_Font"><text:span text:style-name="T24"> </text:span></text:span><text:span text:style-name="Default_20_Paragraph_20_Font"><text:span text:style-name="T7">зра́кᲂмъ</text:span></text:span><text:span text:style-name="Default_20_Paragraph_20_Font"><text:span text:style-name="T1"> ѹ҆́мъ смꙋща́юще , и҆ </text:span></text:span><text:span text:style-name="Default_20_Paragraph_20_Font"><text:span text:style-name="T7">бжⷭ҇твенны</text:span></text:span><text:span text:style-name="Default_20_Paragraph_20_Font"><text:span text:style-name="T24">мъ </text:span></text:span><text:span text:style-name="Default_20_Paragraph_20_Font"><text:span text:style-name="T7">вᲂста́нїе</text:span></text:span><text:span text:style-name="Default_20_Paragraph_20_Font"><text:span text:style-name="T24">мъ </text:span></text:span><text:span text:style-name="Default_20_Paragraph_20_Font"><text:span text:style-name="T7">ᲁꙋшѧ̀</text:span></text:span><text:span text:style-name="Default_20_Paragraph_20_Font"><text:span text:style-name="T1"> прᲂсвѣща́юще , </text:span></text:span><text:span text:style-name="Default_20_Paragraph_20_Font"><text:span text:style-name="T7">м</text:span></text:span><text:span text:style-name="Default_20_Paragraph_20_Font"><text:span text:style-name="T24">и</text:span></text:span><text:span text:style-name="Default_20_Paragraph_20_Font"><text:span text:style-name="T7">рᲂн</text:span></text:span><text:span text:style-name="Default_20_Paragraph_20_Font"><text:span text:style-name="T24">о</text:span></text:span><text:span text:style-name="Default_20_Paragraph_20_Font"><text:span text:style-name="T26">́</text:span></text:span><text:span text:style-name="Default_20_Paragraph_20_Font"><text:span text:style-name="T7">сицы</text:span></text:span><text:span text:style-name="Default_20_Paragraph_20_Font"><text:span text:style-name="T1"> а҆пⷭ҇лѡмъ бл҃гᲂвѣствᲂва́хꙋ , </text:span></text:span><text:span text:style-name="Default_20_Paragraph_20_Font"><text:span text:style-name="T7">в</text:span></text:span><text:span text:style-name="Default_20_Paragraph_20_Font"><text:span text:style-name="T25">ᲂ</text:span></text:span><text:span text:style-name="Default_20_Paragraph_20_Font"><text:span text:style-name="T24">з</text:span></text:span><text:span text:style-name="Default_20_Paragraph_20_Font"><text:span text:style-name="T7">вѣсти́те</text:span></text:span><text:span text:style-name="Default_20_Paragraph_20_Font"><text:span text:style-name="T1"> во ꙗ҆зы́цѣхъ вᲂскр</text:span></text:span><text:span text:style-name="Default_20_Paragraph_20_Font"><text:span text:style-name="T27">ⷭ҇</text:span></text:span><text:span text:style-name="Default_20_Paragraph_20_Font"><text:span text:style-name="T1">нїе , гⷭ҇ᲁꙋ пᲂспѣшств</text:span></text:span><text:span text:style-name="Default_20_Paragraph_20_Font"><text:span text:style-name="T27">ѹ</text:span></text:span><text:span text:style-name="Default_20_Paragraph_20_Font"><text:span text:style-name="T30">́</text:span></text:span><text:span text:style-name="Default_20_Paragraph_20_Font"><text:span text:style-name="T1">ющꙋ чюᲁесы̀ , пᲂᲁаю́щемꙋ на́мъ ве́лїю </text:span></text:span><text:span text:style-name="Default_20_Paragraph_20_Font"><text:span text:style-name="T7">м</text:span></text:span><text:span text:style-name="Default_20_Paragraph_20_Font"><text:span text:style-name="T24">и</text:span></text:span><text:span text:style-name="Default_20_Paragraph_20_Font"><text:span text:style-name="T26">́</text:span></text:span><text:span text:style-name="Default_20_Paragraph_20_Font"><text:span text:style-name="T7">л</text:span></text:span><text:span text:style-name="Default_20_Paragraph_20_Font"><text:span text:style-name="T25">ᲂ</text:span></text:span><text:span text:style-name="Default_20_Paragraph_20_Font"><text:span text:style-name="T24">с</text:span></text:span><text:span text:style-name="Default_20_Paragraph_20_Font"><text:span text:style-name="T7">ть</text:span></text:span><text:span text:style-name="Default_20_Paragraph_20_Font"><text:span text:style-name="T1"> .</text:span></text:span></text:p>
      <text:p text:style-name="P5"><text:span text:style-name="Default_20_Paragraph_20_Font"><text:span text:style-name="T28">т</text:span></text:span><text:span text:style-name="Default_20_Paragraph_20_Font"><text:span text:style-name="T2">рᲂпа́рь , глаⷭ҇ , ѕ҃ . </text:span></text:span><text:span text:style-name="Default_20_Paragraph_20_Font"><text:span text:style-name="T29">А҆́</text:span></text:span><text:span text:style-name="Default_20_Paragraph_20_Font"><text:span text:style-name="T24">г</text:span></text:span><text:span text:style-name="Default_20_Paragraph_20_Font"><text:span text:style-name="T7">г҃льскїѧ</text:span></text:span><text:span text:style-name="Default_20_Paragraph_20_Font"><text:span text:style-name="T1"> си́лы на́ грᲂбѣ твᲂе́м</text:span></text:span><text:span text:style-name="Default_20_Paragraph_20_Font"><text:span text:style-name="T24">ъ</text:span></text:span><text:span text:style-name="Default_20_Paragraph_20_Font"><text:span text:style-name="T26"> </text:span></text:span><text:span text:style-name="Default_20_Paragraph_20_Font"><text:span text:style-name="T1">, стрег</text:span></text:span><text:span text:style-name="Default_20_Paragraph_20_Font"><text:span text:style-name="T27">ѹ</text:span></text:span><text:span text:style-name="Default_20_Paragraph_20_Font"><text:span text:style-name="T30">́</text:span></text:span><text:span text:style-name="Default_20_Paragraph_20_Font"><text:span text:style-name="T1">щ</text:span></text:span><text:span text:style-name="Default_20_Paragraph_20_Font"><text:span text:style-name="T7">ѧѧ</text:span></text:span><text:span text:style-name="Default_20_Paragraph_20_Font"><text:span text:style-name="T1"> ѡ҆мертвѣ́ша . и҆ стᲂѧ́ше м҃рі́ѧ </text:span></text:span><text:span text:style-name="Default_20_Paragraph_20_Font"><text:span text:style-name="T24">при</text:span></text:span><text:span text:style-name="Default_20_Paragraph_20_Font"><text:span text:style-name="T26">́</text:span></text:span><text:span text:style-name="Default_20_Paragraph_20_Font"><text:span text:style-name="T1"> грᲂб</text:span></text:span><text:span text:style-name="Default_20_Paragraph_20_Font"><text:span text:style-name="T27">ѣ</text:span></text:span><text:span text:style-name="Default_20_Paragraph_20_Font"><text:span text:style-name="T1"> , и҆́щꙋщи пречⷭ҇таг</text:span></text:span><text:span text:style-name="Default_20_Paragraph_20_Font"><text:span text:style-name="T27">ѡ</text:span></text:span><text:span text:style-name="Default_20_Paragraph_20_Font"><text:span text:style-name="T1"> тѣ́ла твᲂег</text:span></text:span><text:span text:style-name="Default_20_Paragraph_20_Font"><text:span text:style-name="T27">ѡ</text:span></text:span><text:span text:style-name="Default_20_Paragraph_20_Font"><text:span text:style-name="T30">̀</text:span></text:span><text:span text:style-name="Default_20_Paragraph_20_Font"><text:span text:style-name="T1"> . и҆спрᲂве́рже а҆́ᲁа , </text:span></text:span><text:span text:style-name="Default_20_Paragraph_20_Font"><text:span text:style-name="T7">не и҆ск</text:span></text:span><text:span text:style-name="Default_20_Paragraph_20_Font"><text:span text:style-name="T25">ѹ</text:span></text:span><text:span text:style-name="Default_20_Paragraph_20_Font"><text:span text:style-name="T26">́</text:span></text:span><text:span text:style-name="Default_20_Paragraph_20_Font"><text:span text:style-name="T7">ш</text:span></text:span><text:span text:style-name="Default_20_Paragraph_20_Font"><text:span text:style-name="T24">ь</text:span></text:span><text:span text:style-name="Default_20_Paragraph_20_Font"><text:span text:style-name="T7">сѧ</text:span></text:span><text:span text:style-name="Default_20_Paragraph_20_Font"><text:span text:style-name="T1"> ѿ негѡ̀ . срѣ́те ᲁ҃вꙋ ᲁа́рꙋѧи живо́тъ , вᲂскр҃с</text:span></text:span><text:span text:style-name="Default_20_Paragraph_20_Font"><text:span text:style-name="T31">ъ</text:span></text:span><text:span text:style-name="Default_20_Paragraph_20_Font"><text:span text:style-name="T1"> </text:span></text:span><text:span text:style-name="Default_20_Paragraph_20_Font"><text:span text:style-name="T7">и҆з̾ ме́ртвы</text:span></text:span><text:span text:style-name="Default_20_Paragraph_20_Font"><text:span text:style-name="T24">хъ</text:span></text:span><text:span text:style-name="Default_20_Paragraph_20_Font"><text:span text:style-name="T26"> </text:span></text:span><text:span text:style-name="Default_20_Paragraph_20_Font"><text:span text:style-name="T24">, </text:span></text:span><text:span text:style-name="Default_20_Paragraph_20_Font"><text:span text:style-name="T7">гⷭ҇ᲁи</text:span></text:span><text:span text:style-name="Default_20_Paragraph_20_Font"><text:span text:style-name="T1"> сла́ва тебѣ̀ </text:span></text:span><text:span text:style-name="Default_20_Paragraph_20_Font"><text:span text:style-name="T27">;</text:span></text:span><text:span text:style-name="Default_20_Paragraph_20_Font"><text:span text:style-name="T1">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И҆́</text:span></text:span><text:span text:style-name="Default_20_Paragraph_20_Font"><text:span text:style-name="T1">же блгⷭ҇ве́нꙋю нарекі́и мт҃рь себѣ̀ , прїи́ᲁе на́ стрⷭ҇ть во́лею свᲂе́ю , вᲂсїѧ́въ на крⷭ҇тѣ̀ , взыска́ти хᲂтѧ̀ а҆ᲁа́ма . глаго́лѧ </text:span></text:span><text:span text:style-name="Default_20_Paragraph_20_Font"><text:span text:style-name="T7">а҆́</text:span></text:span><text:span text:style-name="Default_20_Paragraph_20_Font"><text:span text:style-name="T32">г</text:span></text:span><text:span text:style-name="Default_20_Paragraph_20_Font"><text:span text:style-name="T7">г҃л</text:span></text:span><text:span text:style-name="Default_20_Paragraph_20_Font"><text:span text:style-name="T33">ᲂ</text:span></text:span><text:span text:style-name="Default_20_Paragraph_20_Font"><text:span text:style-name="T32">мъ</text:span></text:span><text:span text:style-name="Default_20_Paragraph_20_Font"><text:span text:style-name="T34"> </text:span></text:span><text:span text:style-name="Default_20_Paragraph_20_Font"><text:span text:style-name="T1">, сра́ᲁꙋйте ми сѧ , ꙗ҆́кѡ ѡ҆брѣ́тесѧ и҆зги́бшаѧ ᲁра́хма . и҆́же всѧ̀ м</text:span></text:span><text:span text:style-name="Default_20_Paragraph_20_Font"><text:span text:style-name="T35">ѹ</text:span></text:span><text:span text:style-name="Default_20_Paragraph_20_Font"><text:span text:style-name="T36">́</text:span></text:span><text:span text:style-name="Default_20_Paragraph_20_Font"><text:span text:style-name="T1">ᲁрѣ ѹ҆стро́и </text:span></text:span><text:span text:style-name="Default_20_Paragraph_20_Font"><text:span text:style-name="T32">на</text:span></text:span><text:span text:style-name="Default_20_Paragraph_20_Font"><text:span text:style-name="T34">́</text:span></text:span><text:span text:style-name="Default_20_Paragraph_20_Font"><text:span text:style-name="T32">съ</text:span></text:span><text:span text:style-name="Default_20_Paragraph_20_Font"><text:span text:style-name="T1"> , гⷭ҇ᲁи сла́ва тебѣ̀ </text:span></text:span><text:span text:style-name="Default_20_Paragraph_20_Font"><text:span text:style-name="T27">;</text:span></text:span><text:span text:style-name="Default_20_Paragraph_20_Font"><text:span text:style-name="T1"> </text:span></text:span><text:span text:style-name="T2">и҆пако́й . В</text:span><text:span text:style-name="T1">о́льнᲂю и҆ живᲂтво́рнꙋю ти см</text:span><text:span text:style-name="T35">҃</text:span><text:span text:style-name="T1">ртїю хрⷭ҇тѐ б҃же , врата̀ а҆́ᲁ</text:span><text:span text:style-name="T35">ᲂ</text:span><text:span text:style-name="T1">ва сᲂкрꙋши́въ ꙗ҆́кѡ б҃гъ . ѿве́рзлъ є҆сѝ на́мъ ᲁре́внїи ра́й . вᲂскр҃съ и҆з̾ме́ртвы</text:span><text:span text:style-name="T35">ⷯ</text:span><text:span text:style-name="T36"> </text:span><text:span text:style-name="T1">, и҆зба́ви </text:span><text:span text:style-name="T7">и҆з</text:span><text:span text:style-name="T32">ъ</text:span><text:span text:style-name="T7">и҆стлѣ́нїѧ</text:span><text:span text:style-name="T1"> живо́тъ на́шъ .</text:span></text:p>
      <text:p text:style-name="P5"><text:span text:style-name="Default_20_Paragraph_20_Font"><text:span text:style-name="T28">т</text:span></text:span><text:span text:style-name="Default_20_Paragraph_20_Font"><text:span text:style-name="T2">рᲂпа́рь , гла́съ , з҃ . Р</text:span></text:span><text:span text:style-name="Default_20_Paragraph_20_Font"><text:span text:style-name="T1">азрꙋшѝ крⷭ҇то́м</text:span></text:span><text:span text:style-name="Default_20_Paragraph_20_Font"><text:span text:style-name="T32">ъ</text:span></text:span><text:span text:style-name="Default_20_Paragraph_20_Font"><text:span text:style-name="T1"> свᲂи́мъ сме́рть , и҆ ѿве́рзлъ є҆сѝ </text:span></text:span><text:span text:style-name="Default_20_Paragraph_20_Font"><text:span text:style-name="T7">ра</text:span></text:span><text:span text:style-name="Default_20_Paragraph_20_Font"><text:span text:style-name="T32">з</text:span></text:span><text:span text:style-name="Default_20_Paragraph_20_Font"><text:span text:style-name="T7">бо́йникꙋ</text:span></text:span><text:span text:style-name="Default_20_Paragraph_20_Font"><text:span text:style-name="T1"> ра́й . </text:span></text:span><text:span text:style-name="Default_20_Paragraph_20_Font"><text:span text:style-name="T7">м</text:span></text:span><text:span text:style-name="Default_20_Paragraph_20_Font"><text:span text:style-name="T32">и</text:span></text:span><text:span text:style-name="Default_20_Paragraph_20_Font"><text:span text:style-name="T7">рᲂно́сица</text:span></text:span><text:span text:style-name="Default_20_Paragraph_20_Font"><text:span text:style-name="T32">мъ </text:span></text:span><text:span text:style-name="Default_20_Paragraph_20_Font"><text:span text:style-name="T7">пла́чь</text:span></text:span><text:span text:style-name="Default_20_Paragraph_20_Font"><text:span text:style-name="T1"> прелᲂжѝ , и҆ </text:span></text:span><text:span text:style-name="Default_20_Paragraph_20_Font"><text:span text:style-name="T7">а҆пⷭ҇лѡ</text:span></text:span><text:span text:style-name="Default_20_Paragraph_20_Font"><text:span text:style-name="T32">мъ </text:span></text:span><text:span text:style-name="Default_20_Paragraph_20_Font"><text:span text:style-name="T7">прᲂпᲂвѣ́ᲁати</text:span></text:span><text:span text:style-name="Default_20_Paragraph_20_Font"><text:span text:style-name="T1"> пᲂвелѣ̀ , ꙗ҆́кѡ вᲂскр҃се хрⷭ҇то́съ ꙗ҆́кѡ б҃гъ , пᲂᲁаѧ̀ </text:span></text:span><text:span text:style-name="Default_20_Paragraph_20_Font"><text:span text:style-name="T7">м</text:span></text:span><text:span text:style-name="Default_20_Paragraph_20_Font"><text:span text:style-name="T32">и</text:span></text:span><text:span text:style-name="Default_20_Paragraph_20_Font"><text:span text:style-name="T34">́</text:span></text:span><text:span text:style-name="Default_20_Paragraph_20_Font"><text:span text:style-name="T7">рᲂви</text:span></text:span><text:span text:style-name="Default_20_Paragraph_20_Font"><text:span text:style-name="T1"> ве́лїю млⷭ҇ть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Ꙗ҆́</text:span></text:span><text:span text:style-name="Default_20_Paragraph_20_Font"><text:span text:style-name="T1">кѡ на́шемꙋ вᲂскр</text:span></text:span><text:span text:style-name="Default_20_Paragraph_20_Font"><text:span text:style-name="T35">҃</text:span></text:span><text:span text:style-name="Default_20_Paragraph_20_Font"><text:span text:style-name="T1">се́нїю сᲂкро́вище , </text:span></text:span><text:soft-page-break/><text:span text:style-name="Default_20_Paragraph_20_Font"><text:span text:style-name="T1">на тѧ̀ </text:span></text:span><text:span text:style-name="Default_20_Paragraph_20_Font"><text:span text:style-name="T7">наᲁѣ́ющи</text:span></text:span><text:span text:style-name="Default_20_Paragraph_20_Font"><text:span text:style-name="T32">х</text:span></text:span><text:span text:style-name="Default_20_Paragraph_20_Font"><text:span text:style-name="T7">сѧ</text:span></text:span><text:span text:style-name="Default_20_Paragraph_20_Font"><text:span text:style-name="T1"> всепѣ́таѧ , ѿ́ рᲂва и҆з̾ глꙋбины̀ прегрѣше́нїи </text:span></text:span><text:span text:style-name="Default_20_Paragraph_20_Font"><text:span text:style-name="T7">в</text:span></text:span><text:span text:style-name="Default_20_Paragraph_20_Font"><text:span text:style-name="T33">ᲂ</text:span></text:span><text:span text:style-name="Default_20_Paragraph_20_Font"><text:span text:style-name="T32">з</text:span></text:span><text:span text:style-name="Default_20_Paragraph_20_Font"><text:span text:style-name="T7">веᲁѝ</text:span></text:span><text:span text:style-name="Default_20_Paragraph_20_Font"><text:span text:style-name="T1"> . ты́ бо пᲂви́нныѧ грѣх</text:span></text:span><text:span text:style-name="Default_20_Paragraph_20_Font"><text:span text:style-name="T35">ѹ</text:span></text:span><text:span text:style-name="Default_20_Paragraph_20_Font"><text:span text:style-name="T36">̀</text:span></text:span><text:span text:style-name="Default_20_Paragraph_20_Font"><text:span text:style-name="T1"> спасла̀ є҆сѝ , ро́жᲁьши спасе́нїе на́ше . ꙗ҆́же пре́жᲁе ржⷭ҇тва̀ ᲁ҃ва , и҆ </text:span></text:span><text:span text:style-name="Default_20_Paragraph_20_Font"><text:span text:style-name="T7">в</text:span></text:span><text:span text:style-name="Default_20_Paragraph_20_Font"><text:span text:style-name="T32">ъ</text:span></text:span><text:span text:style-name="Default_20_Paragraph_20_Font"><text:span text:style-name="T7"> ржⷭ҇твѣ̀</text:span></text:span><text:span text:style-name="Default_20_Paragraph_20_Font"><text:span text:style-name="T1"> ᲁ҃ва , и҆ по ржⷭ҇твѣ̀ па́ки ᲁ҃ваѧ . </text:span></text:span><text:span text:style-name="T2">и҆пако́й . И҆́</text:span><text:span text:style-name="T1">же на́съ зра́къ вᲂспрїе́мыи , и҆ претерпѣ́в</text:span><text:span text:style-name="T32">ъ</text:span><text:span text:style-name="T1"> распѧ́тїе пло́тїю , спаси́ мѧ </text:span><text:span text:style-name="T7">вᲂскресе́нїе</text:span><text:span text:style-name="T32">м</text:span><text:span text:style-name="T34">̾</text:span><text:span text:style-name="T32"> </text:span><text:span text:style-name="T7">сѝ</text:span><text:span text:style-name="T1"> хрⷭ҇тѐ б҃же , ꙗ҆́кѡ чл҃кᲂлю́бецъ .</text:span></text:p>
      <text:p text:style-name="P6"><text:span text:style-name="Default_20_Paragraph_20_Font"><text:span text:style-name="T37">т</text:span></text:span><text:span text:style-name="Default_20_Paragraph_20_Font"><text:span text:style-name="T2">рᲂпа́рь , гла́съ , и҃ . </text:span></text:span><text:span text:style-name="Default_20_Paragraph_20_Font"><text:span text:style-name="T29">С</text:span></text:span><text:span text:style-name="Default_20_Paragraph_20_Font"><text:span text:style-name="T38">̾</text:span></text:span><text:span text:style-name="Default_20_Paragraph_20_Font"><text:span text:style-name="T7"> вы́шни</text:span></text:span><text:span text:style-name="Default_20_Paragraph_20_Font"><text:span text:style-name="T32">хъ </text:span></text:span><text:span text:style-name="Default_20_Paragraph_20_Font"><text:span text:style-name="T7">сни</text:span></text:span><text:span text:style-name="Default_20_Paragraph_20_Font"><text:span text:style-name="T34">̑</text:span></text:span><text:span text:style-name="Default_20_Paragraph_20_Font"><text:span text:style-name="T7">ᲁе</text:span></text:span><text:span text:style-name="Default_20_Paragraph_20_Font"><text:span text:style-name="T1"> мл</text:span></text:span><text:span text:style-name="Default_20_Paragraph_20_Font"><text:span text:style-name="T39">ⷭ҇</text:span></text:span><text:span text:style-name="Default_20_Paragraph_20_Font"><text:span text:style-name="T1">рᲁе , и҆ пᲂгребе́нїе прїѧ́тъ триᲁне́вн</text:span></text:span><text:span text:style-name="Default_20_Paragraph_20_Font"><text:span text:style-name="T40">о</text:span></text:span><text:span text:style-name="Default_20_Paragraph_20_Font"><text:span text:style-name="T1"> , ᲁа на́съ свᲂбᲂᲁи́ши ѿ страст</text:span></text:span><text:span text:style-name="Default_20_Paragraph_20_Font"><text:span text:style-name="T41">є</text:span></text:span><text:span text:style-name="Default_20_Paragraph_20_Font"><text:span text:style-name="T39">́</text:span></text:span><text:span text:style-name="Default_20_Paragraph_20_Font"><text:span text:style-name="T1">й . живᲂтѐ и҆ вᲂскр</text:span></text:span><text:span text:style-name="Default_20_Paragraph_20_Font"><text:span text:style-name="T41">҃</text:span></text:span><text:span text:style-name="Default_20_Paragraph_20_Font"><text:span text:style-name="T1">се́нїе на́ше сла́ва тебѣ̀ . </text:span></text:span><text:span text:style-name="Default_20_Paragraph_20_Font"><text:span text:style-name="T2">б҃гᲂ</text:span></text:span><text:span text:style-name="Default_20_Paragraph_20_Font"><text:span text:style-name="T4">ро</text:span></text:span><text:span text:style-name="Default_20_Paragraph_20_Font"><text:span text:style-name="T6">́</text:span></text:span><text:span text:style-name="Default_20_Paragraph_20_Font"><text:span text:style-name="T4">диченъ</text:span></text:span><text:span text:style-name="Default_20_Paragraph_20_Font"><text:span text:style-name="T6"> </text:span></text:span><text:span text:style-name="Default_20_Paragraph_20_Font"><text:span text:style-name="T2">. И҆́</text:span></text:span><text:span text:style-name="Default_20_Paragraph_20_Font"><text:span text:style-name="T1">же на́съ ра́ᲁи рᲂжᲁе́исѧ ѿ ᲁ҃вы , и҆ распѧ́тїе претерпѣ́въ бл҃гі́и , и҆спрᲂве́ргїи см</text:span></text:span><text:span text:style-name="Default_20_Paragraph_20_Font"><text:span text:style-name="T41">҃</text:span></text:span><text:span text:style-name="Default_20_Paragraph_20_Font"><text:span text:style-name="T1">ртїю см</text:span></text:span><text:span text:style-name="Default_20_Paragraph_20_Font"><text:span text:style-name="T41">҃</text:span></text:span><text:span text:style-name="Default_20_Paragraph_20_Font"><text:span text:style-name="T1">рть , и҆ вᲂскр҃се́нїе ꙗ҆вл</text:span></text:span><text:span text:style-name="Default_20_Paragraph_20_Font"><text:span text:style-name="T40">е</text:span></text:span><text:span text:style-name="Default_20_Paragraph_20_Font"><text:span text:style-name="T42">́</text:span></text:span><text:span text:style-name="Default_20_Paragraph_20_Font"><text:span text:style-name="T40">и</text:span></text:span><text:span text:style-name="Default_20_Paragraph_20_Font"><text:span text:style-name="T1"> ꙗ҆́кѡ б҃гъ , не пре́зри </text:span></text:span><text:span text:style-name="Default_20_Paragraph_20_Font"><text:span text:style-name="T7">и҆́х</text:span></text:span><text:span text:style-name="Default_20_Paragraph_20_Font"><text:span text:style-name="T40">ъ</text:span></text:span><text:span text:style-name="Default_20_Paragraph_20_Font"><text:span text:style-name="T7">же</text:span></text:span><text:span text:style-name="Default_20_Paragraph_20_Font"><text:span text:style-name="T1"> сᲂзᲁа̀ рꙋко́ю свᲂе́ю , ꙗ҆вѝ чл҃кᲂлю́бїе свᲂѐ млⷭ҇тиве , прїимѝ ро́жᲁьшꙋю тѧ</text:span></text:span><text:span text:style-name="Default_20_Paragraph_20_Font"><text:span text:style-name="T39">̀</text:span></text:span><text:span text:style-name="Default_20_Paragraph_20_Font"><text:span text:style-name="T1"> бⷣцꙋ </text:span></text:span><text:span text:style-name="Default_20_Paragraph_20_Font"><text:span text:style-name="T7">мᲂлѧ́щꙋ</text:span></text:span><text:span text:style-name="Default_20_Paragraph_20_Font"><text:span text:style-name="T40">ю</text:span></text:span><text:span text:style-name="Default_20_Paragraph_20_Font"><text:span text:style-name="T7">сѧ</text:span></text:span><text:span text:style-name="Default_20_Paragraph_20_Font"><text:span text:style-name="T1"> за ны̀ , и҆ спасѝ сп҃се на́шъ лю́ᲁи сᲂгрѣ́шшыѧ . </text:span></text:span><text:span text:style-name="T2">и҆пако́й . </text:span><text:span text:style-name="T29">М</text:span><text:span text:style-name="T40">и</text:span><text:span text:style-name="T7">рᲂн</text:span><text:span text:style-name="T40">о</text:span><text:span text:style-name="T42">́</text:span><text:span text:style-name="T7">сицы</text:span><text:span text:style-name="T1"> живᲂᲁа́внᲂмꙋ </text:span><text:span text:style-name="T7">пре</text:span><text:span text:style-name="Default_20_Paragraph_20_Font"><text:span text:style-name="T7">ᲁ</text:span></text:span><text:span text:style-name="Default_20_Paragraph_20_Font"><text:span text:style-name="T42">̾</text:span></text:span><text:span text:style-name="T7">стᲂѧ́ще</text:span><text:span text:style-name="T1"> гро́бꙋ , влⷣкꙋ и҆ска́хꙋ в̾ ме́ртвыхъ </text:span><text:span text:style-name="T7">бе</text:span><text:span text:style-name="T40">з</text:span><text:span text:style-name="T42">̾</text:span><text:span text:style-name="T7">см</text:span><text:span text:style-name="T43">҃</text:span><text:span text:style-name="T7">ртнаго</text:span><text:span text:style-name="T1"> . и҆ ра́ᲁᲂсть бл҃гᲂвѣ́щенїѧ ѿ а҆́нг҃ла </text:span><text:span text:style-name="T7">прї</text:span><text:span text:style-name="T43">є</text:span><text:span text:style-name="T42">́</text:span><text:span text:style-name="T7">м</text:span><text:span text:style-name="T40">ъ</text:span><text:span text:style-name="T7">ше</text:span><text:span text:style-name="T1"> , а҆пⷭ҇лѡмъ </text:span><text:span text:style-name="T7">в</text:span><text:span text:style-name="T43">ᲂ</text:span><text:span text:style-name="T40">з</text:span><text:span text:style-name="T7">вѣща́хꙋ</text:span><text:span text:style-name="T1"> , вᲂскр҃се хрⷭ҇то́съ б҃гъ , пᲂᲁаѧ̀ </text:span><text:span text:style-name="T7">м</text:span><text:span text:style-name="T40">и</text:span><text:span text:style-name="T42">́</text:span><text:span text:style-name="T7">рᲂви</text:span><text:span text:style-name="T1"> ве́лїю </text:span><text:span text:style-name="Default_20_Paragraph_20_Font"><text:span text:style-name="T7">м</text:span></text:span><text:span text:style-name="Default_20_Paragraph_20_Font"><text:span text:style-name="T24">и</text:span></text:span><text:span text:style-name="Default_20_Paragraph_20_Font"><text:span text:style-name="T26">́</text:span></text:span><text:span text:style-name="Default_20_Paragraph_20_Font"><text:span text:style-name="T7">л</text:span></text:span><text:span text:style-name="Default_20_Paragraph_20_Font"><text:span text:style-name="T25">ᲂ</text:span></text:span><text:span text:style-name="Default_20_Paragraph_20_Font"><text:span text:style-name="T24">с</text:span></text:span><text:span text:style-name="Default_20_Paragraph_20_Font"><text:span text:style-name="T7">ть</text:span></text:span><text:span text:style-name="Default_20_Paragraph_20_Font"><text:span text:style-name="T1"> .</text:span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>С</text:span></text:span><text:span text:style-name="Default_20_Paragraph_20_Font"><text:span text:style-name="T2">їѧ̀ трᲂпарѝ вᲂскрⷭ҇ны , глаго́лемъ по вели́кᲂмъ </text:span></text:span><text:span text:style-name="Default_20_Paragraph_20_Font"><text:span text:style-name="T29">слав</text:span></text:span><text:span text:style-name="Default_20_Paragraph_20_Font"><text:span text:style-name="T2">ᲂ</text:span></text:span><text:span text:style-name="Default_20_Paragraph_20_Font"><text:span text:style-name="T29">сло́вїи</text:span></text:span><text:span text:style-name="Default_20_Paragraph_20_Font"><text:span text:style-name="T44"> </text:span></text:span><text:span text:style-name="Default_20_Paragraph_20_Font"><text:span text:style-name="T29">, </text:span></text:span><text:span text:style-name="Default_20_Paragraph_20_Font"><text:span text:style-name="T45">и</text:span></text:span><text:span text:style-name="Default_20_Paragraph_20_Font"><text:span text:style-name="T46">҆</text:span></text:span><text:span text:style-name="Default_20_Paragraph_20_Font"><text:span text:style-name="T45"> по</text:span></text:span><text:span text:style-name="Default_20_Paragraph_20_Font"><text:span text:style-name="T29"> тр</text:span></text:span><text:span text:style-name="Default_20_Paragraph_20_Font"><text:span text:style-name="T2">ⷭ</text:span></text:span><text:span text:style-name="Default_20_Paragraph_20_Font"><text:span text:style-name="T29">҇то́мъ</text:span></text:span><text:span text:style-name="Default_20_Paragraph_20_Font"><text:span text:style-name="T2"> </text:span></text:span><text:span text:style-name="Default_20_Paragraph_20_Font"><text:span text:style-name="T29">, во всѧ̀ н</text:span></text:span><text:span text:style-name="Default_20_Paragraph_20_Font"><text:span text:style-name="T2">ⷣ</text:span></text:span><text:span text:style-name="Default_20_Paragraph_20_Font"><text:span text:style-name="T29">ли . є҆</text:span></text:span><text:span text:style-name="Default_20_Paragraph_20_Font"><text:span text:style-name="T45">гда</text:span></text:span><text:span text:style-name="Default_20_Paragraph_20_Font"><text:span text:style-name="T44">̀</text:span></text:span><text:span text:style-name="Default_20_Paragraph_20_Font"><text:span text:style-name="T45"> </text:span></text:span><text:span text:style-name="Default_20_Paragraph_20_Font"><text:span text:style-name="T46">і҆</text:span></text:span><text:span text:style-name="Default_20_Paragraph_20_Font"><text:span text:style-name="T45">ере</text:span></text:span><text:span text:style-name="Default_20_Paragraph_20_Font"><text:span text:style-name="T44">́</text:span></text:span><text:span text:style-name="Default_20_Paragraph_20_Font"><text:span text:style-name="T45">й и</text:span></text:span><text:span text:style-name="Default_20_Paragraph_20_Font"><text:span text:style-name="T46">҆</text:span></text:span><text:span text:style-name="Default_20_Paragraph_20_Font"><text:span text:style-name="T45">зъ</text:span></text:span><text:span text:style-name="Default_20_Paragraph_20_Font"><text:span text:style-name="T44"> </text:span></text:span><text:span text:style-name="Default_20_Paragraph_20_Font"><text:span text:style-name="T45">г</text:span></text:span><text:span text:style-name="Default_20_Paragraph_20_Font"><text:span text:style-name="T44">҃</text:span></text:span><text:span text:style-name="Default_20_Paragraph_20_Font"><text:span text:style-name="T45">летъ в</text:span></text:span><text:span text:style-name="Default_20_Paragraph_20_Font"><text:span text:style-name="T46">ᲂ</text:span></text:span><text:span text:style-name="Default_20_Paragraph_20_Font"><text:span text:style-name="T45">з</text:span></text:span><text:span text:style-name="Default_20_Paragraph_20_Font"><text:span text:style-name="T44">̾</text:span></text:span><text:span text:style-name="Default_20_Paragraph_20_Font"><text:span text:style-name="T45">гла</text:span></text:span><text:span text:style-name="Default_20_Paragraph_20_Font"><text:span text:style-name="T44">́</text:span></text:span><text:span text:style-name="Default_20_Paragraph_20_Font"><text:span text:style-name="T45">съ</text:span></text:span><text:span text:style-name="Default_20_Paragraph_20_Font"><text:span text:style-name="T44"> </text:span></text:span><text:span text:style-name="Default_20_Paragraph_20_Font"><text:span text:style-name="T45">. ꙗ҆</text:span></text:span><text:span text:style-name="Default_20_Paragraph_20_Font"><text:span text:style-name="T44">́</text:span></text:span><text:span text:style-name="Default_20_Paragraph_20_Font"><text:span text:style-name="T40">к</text:span></text:span><text:span text:style-name="Default_20_Paragraph_20_Font"><text:span text:style-name="T43">ѡ</text:span></text:span><text:span text:style-name="Default_20_Paragraph_20_Font"><text:span text:style-name="T40"> </text:span></text:span><text:span text:style-name="Default_20_Paragraph_20_Font"><text:span text:style-name="T47">тв</text:span></text:span><text:span text:style-name="Default_20_Paragraph_20_Font"><text:span text:style-name="T48">ᲂ</text:span></text:span><text:span text:style-name="Default_20_Paragraph_20_Font"><text:span text:style-name="T47">е</text:span></text:span><text:span text:style-name="Default_20_Paragraph_20_Font"><text:span text:style-name="T49">̀</text:span></text:span><text:span text:style-name="Default_20_Paragraph_20_Font"><text:span text:style-name="T47"> є҆</text:span></text:span><text:span text:style-name="Default_20_Paragraph_20_Font"><text:span text:style-name="T49">́</text:span></text:span><text:span text:style-name="Default_20_Paragraph_20_Font"><text:span text:style-name="T47">сть цр</text:span></text:span><text:span text:style-name="Default_20_Paragraph_20_Font"><text:span text:style-name="T48">ⷭ҇</text:span></text:span><text:span text:style-name="Default_20_Paragraph_20_Font"><text:span text:style-name="T47">тво</text:span></text:span><text:span text:style-name="Default_20_Paragraph_20_Font"><text:span text:style-name="T49"> </text:span></text:span><text:span text:style-name="Default_20_Paragraph_20_Font"><text:span text:style-name="T47">. </text:span></text:span><text:span text:style-name="Default_20_Paragraph_20_Font"><text:span text:style-name="T50">ѱ</text:span></text:span><text:span text:style-name="Default_20_Paragraph_20_Font"><text:span text:style-name="T51">ало</text:span></text:span><text:span text:style-name="Default_20_Paragraph_20_Font"><text:span text:style-name="T52">́</text:span></text:span><text:span text:style-name="Default_20_Paragraph_20_Font"><text:span text:style-name="T51">мщикъ глаго</text:span></text:span><text:span text:style-name="Default_20_Paragraph_20_Font"><text:span text:style-name="T52">́</text:span></text:span><text:span text:style-name="Default_20_Paragraph_20_Font"><text:span text:style-name="T51">летъ</text:span></text:span><text:span text:style-name="Default_20_Paragraph_20_Font"><text:span text:style-name="T52"> </text:span></text:span><text:span text:style-name="Default_20_Paragraph_20_Font"><text:span text:style-name="T51">. а</text:span></text:span><text:span text:style-name="Default_20_Paragraph_20_Font"><text:span text:style-name="T50">҆</text:span></text:span><text:span text:style-name="Default_20_Paragraph_20_Font"><text:span text:style-name="T47">ми</text:span></text:span><text:span text:style-name="Default_20_Paragraph_20_Font"><text:span text:style-name="T49">́</text:span></text:span><text:span text:style-name="Default_20_Paragraph_20_Font"><text:span text:style-name="T47">нь</text:span></text:span><text:span text:style-name="Default_20_Paragraph_20_Font"><text:span text:style-name="T49"> </text:span></text:span><text:span text:style-name="Default_20_Paragraph_20_Font"><text:span text:style-name="T47">.</text:span></text:span></text:p>
      <text:p text:style-name="P7"><text:span text:style-name="Default_20_Paragraph_20_Font"><text:span text:style-name="T7">Е҆</text:span></text:span><text:span text:style-name="Default_20_Paragraph_20_Font"><text:span text:style-name="T29">г</text:span></text:span><text:span text:style-name="Default_20_Paragraph_20_Font"><text:span text:style-name="T2">ᲁ</text:span></text:span><text:span text:style-name="Default_20_Paragraph_20_Font"><text:span text:style-name="T29">а̀ во ѻ҆кта́и</text:span></text:span><text:span text:style-name="Default_20_Paragraph_20_Font"><text:span text:style-name="T2"> </text:span></text:span><text:span text:style-name="Default_20_Paragraph_20_Font"><text:span text:style-name="T29">, гла</text:span></text:span><text:span text:style-name="Default_20_Paragraph_20_Font"><text:span text:style-name="T52">́</text:span></text:span><text:span text:style-name="Default_20_Paragraph_20_Font"><text:span text:style-name="T51">съ</text:span></text:span><text:span text:style-name="Default_20_Paragraph_20_Font"><text:span text:style-name="T52"> </text:span></text:span><text:span text:style-name="Default_20_Paragraph_20_Font"><text:span text:style-name="T29">, а҃ , г҃ , </text:span></text:span><text:span text:style-name="Default_20_Paragraph_20_Font"><text:span text:style-name="T51">е</text:span></text:span><text:span text:style-name="Default_20_Paragraph_20_Font"><text:span text:style-name="T50">҃</text:span></text:span><text:span text:style-name="Default_20_Paragraph_20_Font"><text:span text:style-name="T29"> , з҃ . </text:span></text:span><text:span text:style-name="Default_20_Paragraph_20_Font"><text:span text:style-name="T51">глаго</text:span></text:span><text:span text:style-name="Default_20_Paragraph_20_Font"><text:span text:style-name="T52">́</text:span></text:span><text:span text:style-name="Default_20_Paragraph_20_Font"><text:span text:style-name="T51">л</text:span></text:span><text:span text:style-name="Default_20_Paragraph_20_Font"><text:span text:style-name="T29">емъ се́й тр</text:span></text:span><text:span text:style-name="Default_20_Paragraph_20_Font"><text:span text:style-name="T2">ᲂ</text:span></text:span><text:span text:style-name="Default_20_Paragraph_20_Font"><text:span text:style-name="T29">па́рь . Д</text:span></text:span><text:span text:style-name="Default_20_Paragraph_20_Font"><text:span text:style-name="T7">не́сь спасе́нїе м</text:span></text:span><text:span text:style-name="Default_20_Paragraph_20_Font"><text:span text:style-name="T47">и</text:span></text:span><text:span text:style-name="Default_20_Paragraph_20_Font"><text:span text:style-name="T49">́</text:span></text:span><text:span text:style-name="Default_20_Paragraph_20_Font"><text:span text:style-name="T7">р</text:span></text:span><text:span text:style-name="Default_20_Paragraph_20_Font"><text:span text:style-name="T1">ꙋ </text:span></text:span><text:span text:style-name="Default_20_Paragraph_20_Font"><text:span text:style-name="T7">, п</text:span></text:span><text:span text:style-name="Default_20_Paragraph_20_Font"><text:span text:style-name="T1">ᲂ</text:span></text:span><text:span text:style-name="Default_20_Paragraph_20_Font"><text:span text:style-name="T53">є</text:span></text:span><text:span text:style-name="Default_20_Paragraph_20_Font"><text:span text:style-name="T54">́</text:span></text:span><text:span text:style-name="Default_20_Paragraph_20_Font"><text:span text:style-name="T7">мъ в</text:span></text:span><text:span text:style-name="Default_20_Paragraph_20_Font"><text:span text:style-name="T1">ᲂ</text:span></text:span><text:span text:style-name="Default_20_Paragraph_20_Font"><text:span text:style-name="T7">скр҃сшаго и҆́з̾ гр</text:span></text:span><text:span text:style-name="Default_20_Paragraph_20_Font"><text:span text:style-name="T1">ᲂ</text:span></text:span><text:span text:style-name="Default_20_Paragraph_20_Font"><text:span text:style-name="T7">ба</text:span></text:span><text:span text:style-name="Default_20_Paragraph_20_Font"><text:span text:style-name="T1"> </text:span></text:span><text:span text:style-name="Default_20_Paragraph_20_Font"><text:span text:style-name="T7">, нача́льника жив</text:span></text:span><text:span text:style-name="Default_20_Paragraph_20_Font"><text:span text:style-name="T1">ᲂ</text:span></text:span><text:span text:style-name="Default_20_Paragraph_20_Font"><text:span text:style-name="T7">т</text:span></text:span><text:span text:style-name="Default_20_Paragraph_20_Font"><text:span text:style-name="T1">ꙋ</text:span></text:span><text:span text:style-name="Default_20_Paragraph_20_Font"><text:span text:style-name="T7">̀ хр</text:span></text:span><text:span text:style-name="Default_20_Paragraph_20_Font"><text:span text:style-name="T1">ⷭ</text:span></text:span><text:span text:style-name="Default_20_Paragraph_20_Font"><text:span text:style-name="T7">҇та̀ б҃га на́шего</text:span></text:span><text:span text:style-name="Default_20_Paragraph_20_Font"><text:span text:style-name="T1"> </text:span></text:span><text:span text:style-name="Default_20_Paragraph_20_Font"><text:span text:style-name="T7">, разр</text:span></text:span><text:span text:style-name="Default_20_Paragraph_20_Font"><text:span text:style-name="T1">ꙋ</text:span></text:span><text:span text:style-name="Default_20_Paragraph_20_Font"><text:span text:style-name="T7">ши́въ бо сме́рть</text:span></text:span><text:span text:style-name="Default_20_Paragraph_20_Font"><text:span text:style-name="T1"> </text:span></text:span><text:span text:style-name="Default_20_Paragraph_20_Font"><text:span text:style-name="T7">, п</text:span></text:span><text:span text:style-name="Default_20_Paragraph_20_Font"><text:span text:style-name="T1">ᲂ</text:span></text:span><text:span text:style-name="Default_20_Paragraph_20_Font"><text:span text:style-name="T7">бѣ́</text:span></text:span><text:span text:style-name="Default_20_Paragraph_20_Font"><text:span text:style-name="T1">ᲁꙋ</text:span></text:span><text:span text:style-name="Default_20_Paragraph_20_Font"><text:span text:style-name="T7"> </text:span></text:span><text:span text:style-name="Default_20_Paragraph_20_Font"><text:span text:style-name="T1">ᲁ</text:span></text:span><text:span text:style-name="Default_20_Paragraph_20_Font"><text:span text:style-name="T7">а</text:span></text:span><text:span text:style-name="Default_20_Paragraph_20_Font"><text:span text:style-name="T1">ᲁ</text:span></text:span><text:span text:style-name="Default_20_Paragraph_20_Font"><text:span text:style-name="T7">ѐ на́мъ</text:span></text:span><text:span text:style-name="Default_20_Paragraph_20_Font"><text:span text:style-name="T49"> </text:span></text:span><text:span text:style-name="Default_20_Paragraph_20_Font"><text:span text:style-name="T7">, и҆ ве́лїю млⷭ҇ть . </text:span></text:span><text:span text:style-name="Default_20_Paragraph_20_Font"><text:span text:style-name="T29">є҆</text:span></text:span><text:span text:style-name="Default_20_Paragraph_20_Font"><text:span text:style-name="T45">г</text:span></text:span><text:span text:style-name="Default_20_Paragraph_20_Font"><text:span text:style-name="T2">ᲁ</text:span></text:span><text:span text:style-name="Default_20_Paragraph_20_Font"><text:span text:style-name="T29">а́ же гла</text:span></text:span><text:span text:style-name="Default_20_Paragraph_20_Font"><text:span text:style-name="T52">́</text:span></text:span><text:span text:style-name="Default_20_Paragraph_20_Font"><text:span text:style-name="T51">съ</text:span></text:span><text:span text:style-name="Default_20_Paragraph_20_Font"><text:span text:style-name="T52"> </text:span></text:span><text:span text:style-name="Default_20_Paragraph_20_Font"><text:span text:style-name="T29">, в҃ , </text:span></text:span><text:span text:style-name="Default_20_Paragraph_20_Font"><text:span text:style-name="T2">ᲁ</text:span></text:span><text:span text:style-name="Default_20_Paragraph_20_Font"><text:span text:style-name="T29">҃ , ѕ҃ , и҃ . глаго́лемъ . </text:span></text:span><text:soft-page-break/><text:span text:style-name="Default_20_Paragraph_20_Font"><text:span text:style-name="T29">В</text:span></text:span><text:span text:style-name="Default_20_Paragraph_20_Font"><text:span text:style-name="T1">ᲂ</text:span></text:span><text:span text:style-name="Default_20_Paragraph_20_Font"><text:span text:style-name="T7">скр</text:span></text:span><text:span text:style-name="Default_20_Paragraph_20_Font"><text:span text:style-name="T48">҃</text:span></text:span><text:span text:style-name="Default_20_Paragraph_20_Font"><text:span text:style-name="T7">съ и҆́з̾ гр</text:span></text:span><text:span text:style-name="Default_20_Paragraph_20_Font"><text:span text:style-name="T1">ᲂ</text:span></text:span><text:span text:style-name="Default_20_Paragraph_20_Font"><text:span text:style-name="T7">ба</text:span></text:span><text:span text:style-name="Default_20_Paragraph_20_Font"><text:span text:style-name="T49"> </text:span></text:span><text:span text:style-name="Default_20_Paragraph_20_Font"><text:span text:style-name="T47">,</text:span></text:span><text:span text:style-name="Default_20_Paragraph_20_Font"><text:span text:style-name="T7"> ѹ҆́зы растерза́въ</text:span></text:span><text:span text:style-name="Default_20_Paragraph_20_Font"><text:span text:style-name="T1"> </text:span></text:span><text:span text:style-name="Default_20_Paragraph_20_Font"><text:span text:style-name="T7">, раз</text:span></text:span><text:span text:style-name="Default_20_Paragraph_20_Font"><text:span text:style-name="T49">̾</text:span></text:span><text:span text:style-name="Default_20_Paragraph_20_Font"><text:span text:style-name="T7">р</text:span></text:span><text:span text:style-name="Default_20_Paragraph_20_Font"><text:span text:style-name="T1">ꙋ</text:span></text:span><text:span text:style-name="Default_20_Paragraph_20_Font"><text:span text:style-name="T7">ши́лъ є҆сѝ г</text:span></text:span><text:span text:style-name="Default_20_Paragraph_20_Font"><text:span text:style-name="T1">ⷭ</text:span></text:span><text:span text:style-name="Default_20_Paragraph_20_Font"><text:span text:style-name="T7">҇</text:span></text:span><text:span text:style-name="Default_20_Paragraph_20_Font"><text:span text:style-name="T1">ᲁ</text:span></text:span><text:span text:style-name="Default_20_Paragraph_20_Font"><text:span text:style-name="T7">и сме́рти ѡ҆с</text:span></text:span><text:span text:style-name="Default_20_Paragraph_20_Font"><text:span text:style-name="T1">ꙋ</text:span></text:span><text:span text:style-name="Default_20_Paragraph_20_Font"><text:span text:style-name="T7">ж</text:span></text:span><text:span text:style-name="Default_20_Paragraph_20_Font"><text:span text:style-name="T1">ᲁ</text:span></text:span><text:span text:style-name="Default_20_Paragraph_20_Font"><text:span text:style-name="T7">е́нїе</text:span></text:span><text:span text:style-name="Default_20_Paragraph_20_Font"><text:span text:style-name="T1"> </text:span></text:span><text:span text:style-name="Default_20_Paragraph_20_Font"><text:span text:style-name="T7">, и҆ всѧ̀ ѿ сѣ́ти непрїѧ́зненыѧ и҆зба́вль . </text:span></text:span><text:span text:style-name="Default_20_Paragraph_20_Font"><text:span text:style-name="T1">ꙗ</text:span></text:span><text:span text:style-name="Default_20_Paragraph_20_Font"><text:span text:style-name="T7">҆вѝ себѐ а҆по́ст</text:span></text:span><text:span text:style-name="Default_20_Paragraph_20_Font"><text:span text:style-name="T1">ᲂ</text:span></text:span><text:span text:style-name="Default_20_Paragraph_20_Font"><text:span text:style-name="T7">лѡмъ св</text:span></text:span><text:span text:style-name="Default_20_Paragraph_20_Font"><text:span text:style-name="T1">ᲂ</text:span></text:span><text:span text:style-name="Default_20_Paragraph_20_Font"><text:span text:style-name="T7">и́мъ</text:span></text:span><text:span text:style-name="Default_20_Paragraph_20_Font"><text:span text:style-name="T1"> </text:span></text:span><text:span text:style-name="Default_20_Paragraph_20_Font"><text:span text:style-name="T7">, и҆ п</text:span></text:span><text:span text:style-name="Default_20_Paragraph_20_Font"><text:span text:style-name="T1">ᲂ</text:span></text:span><text:span text:style-name="Default_20_Paragraph_20_Font"><text:span text:style-name="T7">сла́въ и҆́хъ на</text:span></text:span><text:span text:style-name="Default_20_Paragraph_20_Font"><text:span text:style-name="T49">́</text:span></text:span><text:span text:style-name="Default_20_Paragraph_20_Font"><text:span text:style-name="T7"> пр</text:span></text:span><text:span text:style-name="Default_20_Paragraph_20_Font"><text:span text:style-name="T48">ᲂ</text:span></text:span><text:span text:style-name="Default_20_Paragraph_20_Font"><text:span text:style-name="T7">п</text:span></text:span><text:span text:style-name="Default_20_Paragraph_20_Font"><text:span text:style-name="T1">ᲂ</text:span></text:span><text:span text:style-name="Default_20_Paragraph_20_Font"><text:span text:style-name="T7">вѣ</text:span></text:span><text:span text:style-name="Default_20_Paragraph_20_Font"><text:span text:style-name="T1">ᲁ</text:span></text:span><text:span text:style-name="Default_20_Paragraph_20_Font"><text:span text:style-name="T7">ь , и҆ тѣ́ми ми́ръ сво́й по́</text:span></text:span><text:span text:style-name="Default_20_Paragraph_20_Font"><text:span text:style-name="T1">ᲁ</text:span></text:span><text:span text:style-name="Default_20_Paragraph_20_Font"><text:span text:style-name="T7">алъ є҆сѝ вселе́ннѣй</text:span></text:span><text:span text:style-name="Default_20_Paragraph_20_Font"><text:span text:style-name="T1"> </text:span></text:span><text:span text:style-name="Default_20_Paragraph_20_Font"><text:span text:style-name="T7">, є҆</text:span></text:span><text:span text:style-name="Default_20_Paragraph_20_Font"><text:span text:style-name="T1">ᲁ</text:span></text:span><text:span text:style-name="Default_20_Paragraph_20_Font"><text:span text:style-name="T7">и́не мн</text:span></text:span><text:span text:style-name="Default_20_Paragraph_20_Font"><text:span text:style-name="T1">ᲂ</text:span></text:span><text:span text:style-name="Default_20_Paragraph_20_Font"><text:span text:style-name="T7">г</text:span></text:span><text:span text:style-name="Default_20_Paragraph_20_Font"><text:span text:style-name="T48">ᲂ</text:span></text:span><text:span text:style-name="Default_20_Paragraph_20_Font"><text:span text:style-name="T7">мл</text:span></text:span><text:span text:style-name="Default_20_Paragraph_20_Font"><text:span text:style-name="T1">ⷭ</text:span></text:span><text:span text:style-name="Default_20_Paragraph_20_Font"><text:span text:style-name="T7">҇тиве .</text:span></text:span></text:p>
      <text:p text:style-name="P7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-0.75in" fo:margin-right="-0.75in" fo:text-align="center" style:justify-single-word="false">
        <style:tab-stops/>
      </style:paragraph-properties>
      <style:text-properties fo:color="#ff0000" loext:opacity="100%" style:font-name="Fedorovsk Unicode1" fo:font-size="18pt" officeooo:paragraph-rsid="0013e1ba" style:font-name-asian="Times New Roman" style:font-size-asian="18pt" style:font-name-complex="Times New Roman" style:font-size-complex="18pt"/>
    </style:style>
    <style:style style:name="MP2" style:family="paragraph" style:parent-style-name="Standard">
      <style:paragraph-properties fo:margin-left="-0.75in" fo:margin-right="-0.75in" fo:text-align="center" style:justify-single-word="false">
        <style:tab-stops/>
      </style:paragraph-properties>
      <style:text-properties fo:color="#ff0000" loext:opacity="100%" style:font-name="Fedorovsk Unicode1" fo:font-size="18pt" style:font-name-asian="Times New Roman" style:font-size-asian="18pt" style:font-name-complex="Times New Roman" style:font-size-complex="18pt"/>
    </style:style>
    <style:style style:name="MT1" style:family="text">
      <style:text-properties style:font-name-asian="Fedorovsk" style:font-name-complex="Fedorovsk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трᲂпарѝ <text:span text:style-name="Default_20_Paragraph_20_Font"><text:span text:style-name="MT1">вᲂскрⷭ҇ны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Chasovnik-Tropoloi</dc:title>
    <meta:initial-creator>Nikita Simmons</meta:initial-creator>
    <meta:creation-date>2024-11-07T18:42:00Z</meta:creation-date>
    <dc:date>2024-11-08T13:01:19.251000000</dc:date>
    <meta:editing-cycles>8</meta:editing-cycles>
    <meta:editing-duration>PT20M28S</meta:editing-duration>
    <meta:document-statistic meta:table-count="0" meta:image-count="0" meta:object-count="0" meta:page-count="5" meta:paragraph-count="11" meta:word-count="1056" meta:character-count="5721" meta:non-whitespace-character-count="4676"/>
    <meta:template xlink:type="simple" xlink:actuate="onRequest" xlink:title="" xlink:href="Normal.dotm"/>
  </office:meta>
</office:document-meta>
</file>